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C0000031A75A03BD038A49667.jpg" manifest:media-type="image/jpeg"/>
  <manifest:file-entry manifest:full-path="Pictures/100000000000060000000360D11AEC5C0EE96338.bmp" manifest:media-type="image/bmp"/>
  <manifest:file-entry manifest:full-path="Pictures/1000000000000422000002533E8EC7F03EF86B4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Segoe UI5" svg:font-family="'Segoe UI'"/>
    <style:font-face style:name="F" svg:font-family="" style:font-family-generic="roman"/>
    <style:font-face style:name="Arial2" svg:font-family="Arial" style:font-family-generic="swiss"/>
    <style:font-face style:name="Calibri1" svg:font-family="Calibri" style:font-family-generic="swiss"/>
    <style:font-face style:name="Segoe UI3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3" svg:font-family="Arial" style:font-pitch="variable"/>
    <style:font-face style:name="Copperplate Gothic Light1" svg:font-family="'Copperplate Gothic Light'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LSBSymbol1" svg:font-family="LSBSymbol" style:font-pitch="variable"/>
    <style:font-face style:name="MS Gothic" svg:font-family="'MS Gothic'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Minion Pro1" svg:font-family="'Minion Pro'" style:font-pitch="variable"/>
    <style:font-face style:name="Segoe UI2" svg:font-family="'Segoe U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1" svg:font-family="Times, 'Times New Roman'" style:font-pitch="variable"/>
    <style:font-face style:name="ヒラギノ角ゴ Pro W3" svg:font-family="'ヒラギノ角ゴ Pro W3'" style:font-pitch="variable"/>
    <style:font-face style:name="Gabriola" svg:font-family="Gabriola" style:font-family-generic="decorative" style:font-pitch="variable"/>
    <style:font-face style:name="Segoe UI Semibold2" svg:font-family="'Segoe UI Semibold'" style:font-family-generic="decorativ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pperplate Gothic Light" svg:font-family="'Copperplate Gothic Light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Gabriola1" svg:font-family="Gabriola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814cm"/>
    </style:style>
    <style:style style:name="gr5" style:family="graphic" style:parent-style-name="standard">
      <style:graphic-properties draw:stroke="none" draw:fill="none" fo:min-height="6.0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9cm"/>
    </style:style>
    <style:style style:name="gr17" style:family="graphic" style:parent-style-name="standard">
      <style:graphic-properties draw:stroke="none" draw:fill="none" fo:min-height="1.311cm"/>
    </style:style>
    <style:style style:name="gr18" style:family="graphic" style:parent-style-name="standard">
      <style:graphic-properties draw:stroke="none" draw:fill="none" fo:min-height="7.624cm"/>
    </style:style>
    <style:style style:name="gr19" style:family="graphic" style:parent-style-name="standard" style:list-style-name="L1">
      <style:graphic-properties draw:stroke="none" draw:fill="none" fo:min-height="5.338cm"/>
    </style:style>
    <style:style style:name="gr20" style:family="graphic" style:parent-style-name="standard" style:list-style-name="L1">
      <style:graphic-properties draw:stroke="none" draw:fill="none" fo:min-height="5.338cm"/>
    </style:style>
    <style:style style:name="gr21" style:family="graphic" style:parent-style-name="standard" style:list-style-name="L1">
      <style:graphic-properties draw:stroke="none" draw:fill="none" fo:min-height="5.338cm"/>
    </style:style>
    <style:style style:name="gr22" style:family="graphic" style:parent-style-name="standard" style:list-style-name="L1">
      <style:graphic-properties draw:stroke="none" draw:fill="none" fo:min-height="4.068cm"/>
    </style:style>
    <style:style style:name="gr23" style:family="graphic" style:parent-style-name="standard" style:list-style-name="L1">
      <style:graphic-properties draw:stroke="none" draw:fill="none" fo:min-height="4.068cm"/>
    </style:style>
    <style:style style:name="gr24" style:family="graphic" style:parent-style-name="standard" style:list-style-name="L1">
      <style:graphic-properties draw:stroke="none" draw:fill="none" fo:min-height="4.068cm"/>
    </style:style>
    <style:style style:name="gr25" style:family="graphic" style:parent-style-name="standard" style:list-style-name="L1">
      <style:graphic-properties draw:stroke="none" draw:fill="none" fo:min-height="4.068cm"/>
    </style:style>
    <style:style style:name="gr26" style:family="graphic" style:parent-style-name="standard" style:list-style-name="L1">
      <style:graphic-properties draw:stroke="none" draw:fill="none" fo:min-height="4.068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style:font-name="Segoe UI Semibold" fo:font-size="32pt" style:font-size-asian="32pt" style:font-size-complex="32pt"/>
    </style:style>
    <style:style style:name="P14" style:family="paragraph">
      <style:text-properties style:font-name="Segoe UI Semibold" fo:font-size="32pt" style:font-size-asian="32pt" style:font-size-complex="32pt"/>
    </style:style>
    <style:style style:name="P1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16" style:family="paragraph">
      <style:text-properties style:font-name="Segoe UI Semibold"/>
    </style:style>
    <style:style style:name="P17" style:family="paragraph">
      <style:text-properties style:font-name="Segoe UI Semibold1"/>
    </style:style>
    <style:style style:name="P18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P19" style:family="paragraph">
      <style:text-properties fo:color="#023f62"/>
    </style:style>
    <style:style style:name="P20" style:family="paragraph">
      <loext:graphic-properties draw:fill="none" draw:fill-color="#ffffff"/>
      <style:text-properties fo:color="#023f62" style:font-name="Segoe UI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1" style:family="paragraph">
      <style:paragraph-properties fo:text-align="center"/>
      <style:text-properties fo:color="#023f62"/>
    </style:style>
    <style:style style:name="P22" style:family="paragraph">
      <loext:graphic-properties draw:fill="none" draw:fill-color="#ffffff"/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23" style:family="paragraph">
      <style:paragraph-properties fo:text-align="start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fo:text-align="center"/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color="#023f62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27" style:family="paragraph">
      <style:paragraph-properties fo:text-align="center"/>
      <style:text-properties fo:font-size="32pt"/>
    </style:style>
    <style:style style:name="P28" style:family="paragraph">
      <style:text-properties fo:font-size="32pt"/>
    </style:style>
    <style:style style:name="P29" style:family="paragraph">
      <style:paragraph-properties fo:text-align="center"/>
      <style:text-properties style:text-underline-style="none"/>
    </style:style>
    <style:style style:name="P30" style:family="paragraph">
      <loext:graphic-properties draw:fill="none"/>
      <style:paragraph-properties fo:text-align="center"/>
      <style:text-properties style:text-underline-style="none"/>
    </style:style>
    <style:style style:name="P3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text-underline-style="none"/>
    </style:style>
    <style:style style:name="P32" style:family="paragraph">
      <style:paragraph-properties fo:margin-left="0.318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text-underline-style="none"/>
    </style:style>
    <style:style style:name="P33" style:family="paragraph">
      <style:paragraph-properties fo:margin-left="0.318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style:text-underline-style="none"/>
    </style:style>
    <style:style style:name="P34" style:family="paragraph">
      <style:paragraph-properties fo:text-align="center"/>
      <style:text-properties style:font-name="Segoe UI Semibold"/>
    </style:style>
    <style:style style:name="P35" style:family="paragraph">
      <loext:graphic-properties draw:fill="none" draw:fill-color="#ffffff"/>
      <style:paragraph-properties fo:text-align="center"/>
      <style:text-properties style:font-name="Segoe UI Semibold"/>
    </style:style>
    <style:style style:name="P36" style:family="paragraph">
      <style:paragraph-properties fo:text-align="center"/>
      <style:text-properties style:font-name="Segoe UI" style:text-underline-style="none"/>
    </style:style>
    <style:style style:name="P37" style:family="paragraph">
      <loext:graphic-properties draw:fill="none"/>
      <style:paragraph-properties fo:text-align="center"/>
      <style:text-properties style:font-name="Segoe UI" style:text-underline-style="none"/>
    </style:style>
    <style:style style:name="P38" style:family="paragraph">
      <style:paragraph-properties fo:margin-left="1.27cm" fo:margin-right="0cm" fo:margin-top="0cm" fo:margin-bottom="0cm" fo:line-height="100%" fo:text-align="center" fo:text-indent="-1.27cm"/>
      <style:text-properties style:font-name="Segoe UI" style:text-underline-style="none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font-name="Segoe UI" style:text-underline-style="none"/>
    </style:style>
    <style:style style:name="P40" style:family="paragraph">
      <style:paragraph-properties fo:margin-left="1.27cm" fo:margin-right="0cm" fo:margin-top="0cm" fo:margin-bottom="0cm" fo:line-height="100%" fo:text-align="start" fo:text-indent="-1.27cm"/>
      <style:text-properties style:font-name="Segoe UI" style:text-underline-style="none"/>
    </style:style>
    <style:style style:name="P41" style:family="paragraph">
      <style:text-properties fo:font-size="32pt" style:font-size-asian="32pt" style:font-size-complex="32pt"/>
    </style:style>
    <style:style style:name="P42" style:family="paragraph">
      <loext:graphic-properties draw:fill="none"/>
      <style:paragraph-properties fo:text-align="center"/>
      <style:text-properties fo:color="#023f62" fo:font-size="32pt" fo:font-style="italic" style:text-underline-style="none" style:font-size-asian="32pt" style:font-style-asian="italic" style:font-size-complex="32pt" style:font-style-complex="italic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23f62" fo:font-size="32pt" fo:font-style="italic" style:text-underline-style="none" style:font-size-asian="32pt" style:font-style-asian="italic" style:font-size-complex="32pt" style:font-style-complex="italic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text-underline-style="none"/>
    </style:style>
    <style:style style:name="P45" style:family="paragraph">
      <style:paragraph-properties fo:text-align="center"/>
      <style:text-properties fo:font-size="20pt" style:font-size-asian="20pt" style:font-size-complex="20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Segoe UI Semibold" fo:font-size="28pt" style:font-size-asian="28pt" style:font-size-complex="28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 Semibold" fo:font-size="36pt" style:text-underline-style="none" fo:font-weight="normal" style:font-size-asian="36pt" style:font-weight-asian="normal" style:font-size-complex="36pt" style:font-weight-complex="normal"/>
    </style:style>
    <style:style style:name="T7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28pt" fo:font-style="normal" fo:text-shadow="none" style:text-underline-style="solid" style:text-underline-width="auto" style:text-underline-color="font-color" fo:font-weight="bold" style:letter-kerning="true" style:font-name-asian="Segoe UI5" style:font-size-asian="28pt" style:font-style-asian="normal" style:font-weight-asian="bold" style:font-name-complex="Segoe UI5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LSBSymbol1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normal" fo:text-shadow="none" style:text-underline-style="none" fo:font-weight="bold" style:letter-kerning="true" style:font-name-asian="LSBSymbol1" style:font-size-asian="32pt" style:font-style-asian="normal" style:font-weight-asian="bold" style:font-name-complex="LSBSymbol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Segoe UI5" style:font-size-asian="32pt" style:font-style-asian="italic" style:font-weight-asian="bold" style:font-name-complex="Segoe UI5" style:font-size-complex="32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Segoe UI5" style:font-size-asian="32pt" style:font-style-asian="normal" style:font-weight-asian="bold" style:font-name-complex="Segoe UI5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font-style="normal" fo:text-shadow="none" style:text-underline-style="none" fo:font-weight="bold" style:letter-kerning="true" style:font-name-asian="LSBSymbol1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5" style:font-size-asian="36pt" style:font-style-asian="normal" style:font-weight-asian="bold" style:font-name-complex="Segoe UI5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23f62" style:font-name="Segoe UI Semibold" fo:font-size="32pt" fo:font-style="italic" style:font-size-asian="32pt" style:font-style-asian="italic" style:font-name-complex="LSBSymbol" style:font-size-complex="32pt" style:font-style-complex="italic"/>
    </style:style>
    <style:style style:name="T17" style:family="text">
      <style:text-properties fo:color="#023f62" style:font-name="Segoe UI Semibold" fo:font-size="32pt" fo:font-style="italic" style:font-size-asian="32pt" style:font-style-asian="italic" style:font-size-complex="32pt" style:font-style-complex="italic"/>
    </style:style>
    <style:style style:name="T18" style:family="text">
      <style:text-properties style:font-name="Segoe UI Semibold" fo:font-size="36pt" style:font-size-asian="36pt" style:font-name-complex="LSBSymbol" style:font-size-complex="36pt"/>
    </style:style>
    <style:style style:name="T19" style:family="text">
      <style:text-properties style:font-name="Segoe UI" fo:font-size="36pt" style:font-size-asian="36pt" style:font-size-complex="36pt"/>
    </style:style>
    <style:style style:name="T20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Segoe UI Semibold" fo:font-size="36pt" style:font-size-asian="36pt" style:font-size-complex="36pt"/>
    </style:style>
    <style:style style:name="T22" style:family="text">
      <style:text-properties style:font-name="Segoe UI" fo:font-size="36pt" fo:font-weight="bold" style:font-size-asian="36pt" style:font-weight-asian="bold" style:font-size-complex="36pt" style:language-complex="he" style:country-complex="IL" style:font-weight-complex="bold"/>
    </style:style>
    <style:style style:name="T23" style:family="text">
      <style:text-properties fo:color="#023f62" style:font-name="Segoe UI Semibold" fo:font-size="32pt" fo:font-style="italic" fo:font-weight="bold" style:font-size-asian="32pt" style:font-style-asian="italic" style:font-weight-asian="bold" style:font-name-complex="LSBSymbol" style:font-size-complex="32pt" style:font-style-complex="italic" style:font-weight-complex="bold"/>
    </style:style>
    <style:style style:name="T24" style:family="text">
      <style:text-properties fo:color="#023f62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5" style:family="text">
      <style:text-properties fo:color="#000000" style:font-name="Segoe UI Semibold" fo:font-size="36pt" fo:font-style="normal" fo:font-weight="bold" style:font-size-asian="36pt" style:font-style-asian="normal" style:font-weight-asian="bold" style:font-name-complex="LSBSymbol" style:font-size-complex="36pt" style:font-style-complex="normal" style:font-weight-complex="bold"/>
    </style:style>
    <style:style style:name="T26" style:family="text">
      <style:text-properties fo:color="#000000" style:font-name="Segoe UI Semibold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color="#000000"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color="#023f62" style:font-name="Segoe UI Semibold1" fo:font-size="32pt" fo:font-style="italic" fo:font-weight="bold" style:font-size-asian="32pt" style:font-style-asian="italic" style:font-weight-asian="bold" style:font-name-complex="LSBSymbol" style:font-size-complex="32pt" style:font-style-complex="italic" style:font-weight-complex="bold"/>
    </style:style>
    <style:style style:name="T29" style:family="text">
      <style:text-properties fo:color="#023f62" style:font-name="Segoe UI Semibold1" fo:font-size="32pt" fo:font-style="italic" fo:font-weight="bold" style:font-name-asian="Times New Roman2" style:font-size-asian="32pt" style:font-style-asian="italic" style:font-weight-asian="bold" style:font-name-complex="LSBSymbol" style:font-size-complex="32pt" style:font-style-complex="italic" style:font-weight-complex="bold"/>
    </style:style>
    <style:style style:name="T30" style:family="text">
      <style:text-properties fo:color="#000000" style:font-name="Segoe UI Semibold1" fo:font-size="36pt" fo:font-style="normal" fo:font-weight="bold" style:font-size-asian="36pt" style:font-style-asian="normal" style:font-weight-asian="bold" style:font-name-complex="LSBSymbol" style:font-size-complex="36pt" style:font-style-complex="normal" style:font-weight-complex="bold"/>
    </style:style>
    <style:style style:name="T31" style:family="text">
      <style:text-properties fo:color="#000000" style:font-name="Segoe UI" fo:font-size="36pt" fo:font-style="normal" fo:font-weight="bold" style:font-name-asian="Times New Roman2" style:font-size-asian="36pt" style:font-style-asian="normal" style:font-weight-asian="bold" style:font-name-complex="LSBSymbol" style:font-size-complex="36pt" style:font-style-complex="normal" style:font-weight-complex="bold"/>
    </style:style>
    <style:style style:name="T32" style:family="text">
      <style:text-properties fo:color="#000000" style:font-name="Segoe UI Semibold1" fo:font-size="36pt" fo:font-style="normal" fo:font-weight="bold" style:font-name-asian="Times New Roman2" style:font-size-asian="36pt" style:font-style-asian="normal" style:font-weight-asian="bold" style:font-name-complex="LSBSymbol" style:font-size-complex="36pt" style:font-style-complex="normal" style:font-weight-complex="bold"/>
    </style:style>
    <style:style style:name="T33" style:family="text">
      <style:text-properties fo:color="#023f62" style:font-name="Segoe UI Semibol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color="#000000" style:font-name="Segoe UI Semibold1" fo:font-size="28pt" fo:font-style="normal" style:text-underline-style="solid" style:text-underline-width="auto" style:text-underline-color="font-color" fo:font-weight="bold" style:font-name-asian="Times New Roman2" style:font-size-asian="28pt" style:font-style-asian="normal" style:font-weight-asian="bold" style:font-name-complex="LSBSymbol" style:font-size-complex="28pt" style:font-style-complex="normal" style:font-weight-complex="bold"/>
    </style:style>
    <style:style style:name="T35" style:family="text">
      <style:text-properties fo:color="#023f62" style:font-name="Liberation Sans Narrow" fo:font-size="24pt" fo:language="en" fo:country="US" fo:font-style="normal" fo:font-weight="bold" style:letter-kerning="true" style:font-name-asian="Times New Roman2" style:font-size-asian="24pt" style:language-asian="he" style:country-asian="IL" style:font-style-asian="normal" style:font-weight-asian="bold" style:font-name-complex="LSBSymbol" style:font-size-complex="24pt" style:font-style-complex="normal" style:font-weight-complex="bold"/>
    </style:style>
    <style:style style:name="T36" style:family="text">
      <style:text-properties fo:color="#c9211e" style:font-name="Liberation Sans Narrow" fo:font-size="24pt" fo:language="en" fo:country="US" fo:font-style="normal" fo:font-weight="bold" style:letter-kerning="true" style:font-name-asian="Times New Roman2" style:font-size-asian="24pt" style:language-asian="he" style:country-asian="IL" style:font-style-asian="normal" style:font-weight-asian="bold" style:font-name-complex="LSBSymbol" style:font-size-complex="24pt" style:font-style-complex="normal" style:font-weight-complex="bold"/>
    </style:style>
    <style:style style:name="T37" style:family="text">
      <style:text-properties fo:color="#000000" style:font-name="Segoe UI" fo:font-size="36pt" fo:font-style="normal" fo:font-weight="bold" style:font-name-asian="Times New Roman2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38" style:family="text">
      <style:text-properties fo:color="#023f62" style:font-name="Segoe UI Semibold" fo:font-size="32pt" fo:font-style="italic" fo:font-weight="bold" style:font-name-asian="Times New Roman2" style:font-size-asian="32pt" style:font-style-asian="italic" style:font-weight-asian="bold" style:font-name-complex="LSBSymbol" style:font-size-complex="32pt" style:font-style-complex="italic" style:font-weight-complex="bold"/>
    </style:style>
    <style:style style:name="T39" style:family="text">
      <style:text-properties fo:color="#000000" style:font-name="Segoe UI Semibold" fo:font-size="36pt" fo:font-style="normal" fo:font-weight="bold" style:font-name-asian="Times New Roman2" style:font-size-asian="36pt" style:font-style-asian="normal" style:font-weight-asian="bold" style:font-name-complex="LSBSymbol" style:font-size-complex="36pt" style:font-style-complex="normal" style:font-weight-complex="bold"/>
    </style:style>
    <style:style style:name="T40" style:family="text">
      <style:text-properties fo:color="#023f62" style:font-name="Segoe UI Semibold" fo:font-size="32pt" fo:language="en" fo:country="US" fo:font-style="italic" fo:font-weight="normal" style:letter-kerning="true" style:font-name-asian="Times New Roman2" style:font-size-asian="32pt" style:language-asian="he" style:country-asian="IL" style:font-style-asian="italic" style:font-weight-asian="normal" style:font-name-complex="LSBSymbol" style:font-size-complex="32pt" style:font-style-complex="italic" style:font-weight-complex="normal"/>
    </style:style>
    <style:style style:name="T41" style:family="text">
      <style:text-properties fo:color="#0369a3" style:font-name="Segoe UI Semibold" fo:font-size="32pt" fo:language="en" fo:country="US" fo:font-style="italic" fo:font-weight="normal" style:letter-kerning="true" style:font-name-asian="Times New Roman2" style:font-size-asian="32pt" style:language-asian="he" style:country-asian="IL" style:font-style-asian="italic" style:font-weight-asian="normal" style:font-name-complex="LSBSymbol" style:font-size-complex="32pt" style:font-style-complex="italic" style:font-weight-complex="normal"/>
    </style:style>
    <style:style style:name="T42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normal" style:letter-kerning="true" style:font-name-asian="Times New Roman2" style:font-size-asian="28pt" style:language-asian="he" style:country-asian="IL" style:font-style-asian="normal" style:font-weight-asian="normal" style:font-name-complex="LSBSymbol" style:font-size-complex="28pt" style:font-style-complex="normal" style:font-weight-complex="normal"/>
    </style:style>
    <style:style style:name="T43" style:family="text">
      <style:text-properties fo:color="#000000" style:font-name="Segoe UI Semibold" fo:font-size="36pt" fo:language="en" fo:country="US" fo:font-style="normal" fo:font-weight="normal" style:letter-kerning="true" style:font-name-asian="Times New Roman2" style:font-size-asian="36pt" style:language-asian="he" style:country-asian="IL" style:font-style-asian="normal" style:font-weight-asian="normal" style:font-name-complex="LSBSymbol" style:font-size-complex="36pt" style:font-style-complex="normal" style:font-weight-complex="normal"/>
    </style:style>
    <style:style style:name="T44" style:family="text">
      <style:text-properties fo:color="#000000" style:font-name="Segoe UI" fo:font-size="36pt" fo:language="en" fo:country="US" fo:font-style="normal" fo:font-weight="bold" style:letter-kerning="true" style:font-name-asian="Times New Roman2" style:font-size-asian="36pt" style:language-asian="he" style:country-asian="IL" style:font-style-asian="normal" style:font-weight-asian="bold" style:font-name-complex="LSBSymbol" style:font-size-complex="36pt" style:font-style-complex="normal" style:font-weight-complex="bold"/>
    </style:style>
    <style:style style:name="T45" style:family="text">
      <style:text-properties fo:color="#023f62" style:font-name="Segoe UI Semibold" fo:font-size="32pt" fo:language="en" fo:country="US" fo:font-style="italic" style:text-underline-style="none" fo:font-weight="normal" style:letter-kerning="true" style:font-name-asian="Times New Roman2" style:font-size-asian="32pt" style:language-asian="he" style:country-asian="IL" style:font-style-asian="italic" style:font-weight-asian="normal" style:font-name-complex="LSBSymbol" style:font-size-complex="32pt" style:font-style-complex="italic" style:font-weight-complex="normal"/>
    </style:style>
    <style:style style:name="T46" style:family="text">
      <style:text-properties fo:color="#023f62" style:font-name="Segoe UI Semibold" fo:font-size="32pt" fo:language="en" fo:country="US" fo:font-style="normal" style:text-underline-style="none" fo:font-weight="normal" style:letter-kerning="true" style:font-name-asian="Times New Roman2" style:font-size-asian="32pt" style:language-asian="he" style:country-asian="IL" style:font-style-asian="normal" style:font-weight-asian="normal" style:font-name-complex="LSBSymbol" style:font-size-complex="32pt" style:font-style-complex="normal" style:font-weight-complex="normal"/>
    </style:style>
    <style:style style:name="T47" style:family="text">
      <style:text-properties fo:color="#000000" style:font-name="Segoe UI Semibold" fo:font-size="36pt" fo:language="en" fo:country="US" fo:font-style="normal" style:text-underline-style="none" fo:font-weight="normal" style:letter-kerning="true" style:font-name-asian="Times New Roman2" style:font-size-asian="36pt" style:language-asian="he" style:country-asian="IL" style:font-style-asian="normal" style:font-weight-asian="normal" style:font-name-complex="LSBSymbol" style:font-size-complex="36pt" style:font-style-complex="normal" style:font-weight-complex="normal"/>
    </style:style>
    <style:style style:name="T48" style:family="text">
      <style:text-properties fo:color="#000000" style:font-name="Segoe UI" fo:font-size="36pt" fo:language="en" fo:country="US" fo:font-style="normal" style:text-underline-style="none" fo:font-weight="bold" style:letter-kerning="true" style:font-name-asian="Times New Roman2" style:font-size-asian="36pt" style:language-asian="he" style:country-asian="IL" style:font-style-asian="normal" style:font-weight-asian="bold" style:font-name-complex="LSBSymbol" style:font-size-complex="36pt" style:font-style-complex="normal" style:font-weight-complex="bold"/>
    </style:style>
    <style:style style:name="T49" style:family="text">
      <style:text-properties fo:color="#000000" style:font-name="Segoe UI" fo:font-size="32pt" fo:language="en" fo:country="US" fo:font-style="normal" style:text-underline-style="none" fo:font-weight="bold" style:letter-kerning="true" style:font-name-asian="Times New Roman2" style:font-size-asian="32pt" style:language-asian="he" style:country-asian="IL" style:font-style-asian="normal" style:font-weight-asian="bold" style:font-name-complex="LSBSymbol" style:font-size-complex="32pt" style:font-style-complex="normal" style:font-weight-complex="bold"/>
    </style:style>
    <style:style style:name="T50" style:family="text">
      <style:text-properties fo:color="#023f62" style:font-name="Segoe UI Semibold" fo:font-size="31pt" fo:language="en" fo:country="US" fo:font-style="italic" style:text-underline-style="none" fo:font-weight="normal" style:letter-kerning="true" style:font-name-asian="Times New Roman2" style:font-size-asian="31pt" style:language-asian="he" style:country-asian="IL" style:font-style-asian="italic" style:font-weight-asian="normal" style:font-name-complex="LSBSymbol" style:font-size-complex="31pt" style:font-style-complex="italic" style:font-weight-complex="normal"/>
    </style:style>
    <style:style style:name="T51" style:family="text">
      <style:text-properties fo:color="#000000" style:font-name="Segoe UI Semibold" fo:font-size="32pt" fo:language="en" fo:country="US" fo:font-style="italic" style:text-underline-style="none" fo:font-weight="normal" style:letter-kerning="true" style:font-name-asian="Times New Roman2" style:font-size-asian="32pt" style:language-asian="he" style:country-asian="IL" style:font-style-asian="italic" style:font-weight-asian="normal" style:font-name-complex="LSBSymbol" style:font-size-complex="32pt" style:font-style-complex="italic" style:font-weight-complex="normal"/>
    </style:style>
    <style:style style:name="T52" style:family="text">
      <style:text-properties fo:color="#000000" style:font-name="Segoe UI" fo:font-size="36pt" fo:language="en" fo:country="US" fo:font-style="normal" style:text-underline-style="none" fo:font-weight="normal" style:letter-kerning="true" style:font-name-asian="Times New Roman2" style:font-size-asian="36pt" style:language-asian="he" style:country-asian="IL" style:font-style-asian="normal" style:font-weight-asian="normal" style:font-name-complex="LSBSymbol" style:font-size-complex="36pt" style:font-style-complex="normal" style:font-weight-complex="normal"/>
    </style:style>
    <style:style style:name="T53" style:family="text">
      <style:text-properties fo:color="#000000" style:font-name="Segoe UI Semibold" fo:font-size="28pt" fo:language="en" fo:country="US" fo:font-style="normal" style:text-underline-style="none" fo:font-weight="normal" style:letter-kerning="true" style:font-name-asian="Times New Roman2" style:font-size-asian="28pt" style:language-asian="he" style:country-asian="IL" style:font-style-asian="normal" style:font-weight-asian="normal" style:font-name-complex="LSBSymbol" style:font-size-complex="28pt" style:font-style-complex="normal" style:font-weight-complex="normal"/>
    </style:style>
    <style:style style:name="T54" style:family="text">
      <style:text-properties fo:color="#000000" style:font-name="Segoe UI Semibold" fo:font-size="20pt" fo:language="en" fo:country="US" fo:font-style="italic" style:text-underline-style="none" fo:font-weight="normal" style:letter-kerning="true" style:font-name-asian="Times New Roman2" style:font-size-asian="20pt" style:language-asian="he" style:country-asian="IL" style:font-style-asian="italic" style:font-weight-asian="normal" style:font-name-complex="LSBSymbol" style:font-size-complex="20pt" style:font-style-complex="italic" style:font-weight-complex="normal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Times New Roman2" style:font-size-asian="32pt" style:language-asian="he" style:country-asian="IL" style:font-style-asian="italic" style:font-weight-asian="normal" style:font-name-complex="LSBSymbo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57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58" style:family="text">
      <style:text-properties fo:color="#000000" style:font-name="Segoe UI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59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60" style:family="text">
      <style:text-properties fo:color="#ffffff" style:font-name="Segoe UI" fo:font-size="24pt" fo:text-shadow="1pt 1pt" style:text-underline-style="none" style:font-size-asian="24pt" style:font-size-complex="24pt"/>
    </style:style>
    <style:style style:name="T61" style:family="text">
      <style:text-properties fo:color="#000000" style:font-name="Segoe UI Semibold" fo:font-size="20pt" fo:text-shadow="none" style:text-underline-style="none" style:font-size-asian="20pt" style:font-size-complex="20pt"/>
    </style:style>
    <style:style style:name="T62" style:family="text">
      <style:text-properties fo:color="#000000" style:font-name="Segoe UI Semibold" fo:font-size="28pt" fo:language="en" fo:country="US" style:text-underline-style="solid" style:text-underline-width="auto" style:text-underline-color="font-color" style:letter-kerning="true" style:font-size-asian="28pt" style:language-asian="ar" style:country-asian="SA" style:font-weight-asian="bold" style:font-size-complex="28pt"/>
    </style:style>
    <style:style style:name="T63" style:family="text">
      <style:text-properties fo:color="#000000" style:font-name="Segoe UI Semibold" fo:language="en" fo:country="US" style:letter-kerning="true" style:language-asian="ar" style:country-asian="SA" style:font-weight-asian="bold"/>
    </style:style>
    <style:style style:name="T64" style:family="text">
      <style:text-properties fo:color="#000000" style:font-name="Segoe UI Semibold" fo:font-size="14pt" fo:language="en" fo:country="US" style:letter-kerning="true" style:font-size-asian="14pt" style:language-asian="ar" style:country-asian="SA" style:font-weight-asian="bold" style:font-size-complex="14pt"/>
    </style:style>
    <style:style style:name="T65" style:family="text">
      <style:text-properties fo:color="#000000" style:font-name="Segoe UI" fo:font-size="66pt" fo:language="en" fo:country="US" fo:font-weight="bold" style:letter-kerning="true" style:font-name-asian="Copperplate Gothic Light1" style:font-size-asian="66pt" style:language-asian="ar" style:country-asian="SA" style:font-weight-asian="bold" style:font-name-complex="Copperplate Gothic Light" style:font-size-complex="66pt" style:font-weight-complex="bold"/>
    </style:style>
    <style:style style:name="T66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7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8" style:family="text">
      <style:text-properties fo:color="#000000"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4" style:font-size-complex="3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75" style:family="text">
      <style:text-properties fo:color="#000000" style:font-name="Segoe UI Semibold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6" style:family="text">
      <style:text-properties fo:color="#000000" style:font-name="Segoe U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7" style:family="text">
      <style:text-properties fo:color="#000000" style:font-name="Segoe UI Semibold" fo:font-size="36pt" fo:font-style="normal" style:text-underline-style="none" style:font-size-asian="36pt" style:font-style-asian="normal" style:font-size-complex="36pt" style:font-style-complex="normal"/>
    </style:style>
    <style:style style:name="T78" style:family="text">
      <style:text-properties fo:color="#000000" style:font-name="Segoe UI" fo:font-size="36pt" fo:font-style="normal" style:text-underline-style="none" fo:font-weight="bold" style:font-size-asian="36pt" style:font-style-asian="normal" style:font-size-complex="36pt" style:font-style-complex="normal" style:font-weight-complex="bold"/>
    </style:style>
    <style:style style:name="T79" style:family="text">
      <style:text-properties fo:color="#023f62" style:font-name="Segoe UI Semibold" fo:font-size="32pt" fo:language="en" fo:country="US" fo:font-style="italic" style:text-underline-style="none" style:letter-kerning="true" style:font-name-asian="Times New Roman2" style:font-size-asian="32pt" style:language-asian="ar" style:country-asian="SA" style:font-style-asian="italic" style:font-weight-asian="bold" style:font-size-complex="32pt" style:font-style-complex="italic"/>
    </style:style>
    <style:style style:name="T80" style:family="text">
      <style:text-properties fo:color="#000000" style:text-outline="false" style:font-name="Gabriola" fo:font-size="40pt" fo:language="en" fo:country="US" fo:font-style="normal" fo:text-shadow="none" style:text-underline-style="solid" style:text-underline-width="auto" style:text-underline-color="font-color" fo:font-weight="bold" style:letter-kerning="true" style:font-name-asian="Times New Roman2" style:font-size-asian="40pt" style:language-asian="ar" style:country-asian="SA" style:font-style-asian="normal" style:font-weight-asian="bold" style:font-size-complex="40pt" style:font-style-complex="normal" style:font-weight-complex="bold"/>
    </style:style>
    <style:style style:name="T81" style:family="text">
      <style:text-properties fo:color="#000000" style:text-outline="false" style:font-name="Segoe UI" fo:font-size="36pt" fo:language="en" fo:country="US" fo:font-style="normal" fo:text-shadow="none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82" style:family="text">
      <style:text-properties fo:color="#000000" style:text-outline="fals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Times New Roman2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83" style:family="text">
      <style:text-properties fo:color="#023f62" style:text-outline="false" style:font-name="Segoe UI Semibold" fo:font-size="32pt" fo:language="en" fo:country="US" fo:font-style="italic" fo:text-shadow="none" style:text-underline-style="none" fo:font-weight="normal" style:letter-kerning="true" style:font-name-asian="Times New Roman2" style:font-size-asian="32pt" style:language-asian="ar" style:country-asian="SA" style:font-style-asian="italic" style:font-weight-asian="normal" style:font-name-complex="LSBSymbol" style:font-size-complex="32pt" style:font-style-complex="italic" style:font-weight-complex="normal"/>
    </style:style>
    <style:style style:name="T84" style:family="text">
      <style:text-properties fo:color="#023f62" style:text-outline="false" style:font-name="Segoe UI Semibold" fo:font-size="32pt" fo:language="en" fo:country="US" fo:font-style="italic" fo:text-shadow="none" style:text-underline-style="none" fo:font-weight="normal" style:letter-kerning="true" style:font-name-asian="Times New Roman2" style:font-size-asian="32pt" style:language-asian="ar" style:country-asian="SA" style:font-style-asian="italic" style:font-weight-asian="normal" style:font-size-complex="32pt" style:font-style-complex="italic" style:font-weight-complex="normal"/>
    </style:style>
    <style:style style:name="T85" style:family="text">
      <style:text-properties fo:color="#c9211e" style:text-outline="false" style:font-name="Arial" fo:font-size="32pt" fo:language="en" fo:country="US" fo:font-style="italic" fo:text-shadow="none" style:text-underline-style="none" fo:font-weight="bold" style:letter-kerning="true" style:font-name-asian="Times New Roman2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86" style:family="text">
      <style:text-properties fo:color="#000000" style:text-outline="false" style:font-name="Segoe UI Semibold" fo:font-size="36pt" fo:language="en" fo:country="US" fo:font-style="normal" fo:text-shadow="none" style:text-underline-style="none" fo:font-weight="normal" style:letter-kerning="true" style:font-name-asian="Times New Roman2" style:font-size-asian="36pt" style:language-asian="ar" style:country-asian="SA" style:font-style-asian="normal" style:font-weight-asian="normal" style:font-name-complex="LSBSymbol" style:font-size-complex="36pt" style:font-style-complex="normal" style:font-weight-complex="normal"/>
    </style:style>
    <style:style style:name="T87" style:family="text">
      <style:text-properties fo:color="#000000" style:text-outline="false" style:font-name="Segoe UI" fo:font-size="36pt" fo:language="en" fo:country="US" fo:font-style="normal" fo:text-shadow="none" style:text-underline-style="none" fo:font-weight="bold" style:letter-kerning="true" style:font-name-asian="Times New Roman2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88" style:family="text">
      <style:text-properties fo:color="#000000" style:text-outline="false" style:font-name="Segoe UI Semibold" fo:font-size="20pt" fo:language="en" fo:country="US" fo:font-style="italic" fo:text-shadow="none" style:text-underline-style="none" fo:font-weight="normal" style:letter-kerning="true" style:font-name-asian="Times New Roman2" style:font-size-asian="20pt" style:language-asian="ar" style:country-asian="SA" style:font-style-asian="italic" style:font-weight-asian="normal" style:font-size-complex="20pt" style:font-style-complex="italic" style:font-weight-complex="normal"/>
    </style:style>
    <style:style style:name="T89" style:family="text">
      <style:text-properties fo:color="#000000" style:text-outline="false" style:text-position="15% 58%" style:font-name="Segoe UI Semibold" fo:font-size="20pt" fo:language="en" fo:country="US" fo:font-style="italic" fo:text-shadow="none" style:text-underline-style="none" fo:font-weight="normal" style:letter-kerning="true" style:font-name-asian="Times New Roman2" style:font-size-asian="20pt" style:language-asian="ar" style:country-asian="SA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March 13, 2019 - 12:10 and 6:30 p.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6" draw:layer="layout" svg:width="25.654cm" svg:height="9.414cm" svg:x="1.27cm" svg:y="1.27cm">
          <draw:text-box>
            <text:p text:style-name="P5"><text:span text:style-name="T2">Welcome to Immanuel Lutheran Church.</text:span></text:p>
            <text:p text:style-name="P5"><text:span text:style-name="T2">We are happy to have you join us</text:span></text:p>
            <text:p text:style-name="P5"><text:span text:style-name="T2">for this Lenten worship service.</text:span></text:p>
            <text:p text:style-name="P5"><text:span text:style-name="T2"/></text:p>
            <text:p text:style-name="P5"><text:span text:style-name="T2">Our worship will follow the order of service</text:span></text:p>
            <text:p text:style-name="P5"><text:span text:style-name="T2">which is found in the bulletin</text:span></text:p>
            <text:p text:style-name="P5"><text:span text:style-name="T2">and on the screen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12.775cm" svg:height="3.064cm" svg:x="7.62cm" svg:y="0.508cm">
          <draw:text-box>
            <text:p text:style-name="P7"><text:span text:style-name="T3">HYMN #772</text:span></text:p>
            <text:p text:style-name="P7"><text:span text:style-name="T4">“</text:span><text:span text:style-name="T4">In Holy Conversation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3.876cm" svg:height="7.011cm" svg:x="2.032cm" svg:y="0.508cm">
          <draw:text-box>
            <text:p text:style-name="P9"><text:span text:style-name="T5">1.</text:span><text:span text:style-name="T6"> </text:span><text:span text:style-name="T7">In holy conversation</text:span></text:p>
            <text:p text:style-name="P9"><text:span text:style-name="T7">We speak to God in prayer,</text:span></text:p>
            <text:p text:style-name="P9"><text:span text:style-name="T7">And at His invitation</text:span></text:p>
            <text:p text:style-name="P7"><text:span text:style-name="T7">Our deepest thoughts we shar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3.876cm" svg:height="7.011cm" svg:x="2.032cm" svg:y="0.508cm">
          <draw:text-box>
            <text:p text:style-name="P9"><text:span text:style-name="T7">We come, His will obeying,</text:span></text:p>
            <text:p text:style-name="P9"><text:span text:style-name="T7">As children bringing needs;</text:span></text:p>
            <text:p text:style-name="P9"><text:span text:style-name="T7">And to support our praying,</text:span></text:p>
            <text:p text:style-name="P9"><text:span text:style-name="T7">His Spirit intercede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3.876cm" svg:height="7.011cm" svg:x="2.032cm" svg:y="0.508cm">
          <draw:text-box>
            <text:p text:style-name="P9"><text:span text:style-name="T5">2.</text:span><text:span text:style-name="T7"> These holy conversations</text:span></text:p>
            <text:p text:style-name="P9"><text:span text:style-name="T7">Begin in child-like ways;</text:span></text:p>
            <text:p text:style-name="P9"><text:span text:style-name="T7">We bring our supplications</text:span></text:p>
            <text:p text:style-name="P9"><text:span text:style-name="T7">And words of thanks and prais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3.876cm" svg:height="7.011cm" svg:x="2.032cm" svg:y="0.508cm">
          <draw:text-box>
            <text:p text:style-name="P9"><text:span text:style-name="T7">With care our Father listens</text:span></text:p>
            <text:p text:style-name="P9"><text:span text:style-name="T7">To ev-’ry thought expressed,</text:span></text:p>
            <text:p text:style-name="P9"><text:span text:style-name="T7">Then answers our petitions</text:span></text:p>
            <text:p text:style-name="P9"><text:span text:style-name="T7">In ways He knows are bes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3.876cm" svg:height="7.011cm" svg:x="2.032cm" svg:y="0.508cm">
          <draw:text-box>
            <text:p text:style-name="P9"><text:span text:style-name="T5">3.</text:span><text:span text:style-name="T7"> As holy conversation,</text:span></text:p>
            <text:p text:style-name="P9"><text:span text:style-name="T7">In silence or by word,</text:span></text:p>
            <text:p text:style-name="P9"><text:span text:style-name="T7">In ev-’ry situation</text:span></text:p>
            <text:p text:style-name="P9"><text:span text:style-name="T7">Through Jesus, er are hear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3.876cm" svg:height="10.771cm" svg:x="2.032cm" svg:y="0.508cm">
          <draw:text-box>
            <text:p text:style-name="P9"><text:span text:style-name="T7">So let us pray securely,</text:span></text:p>
            <text:p text:style-name="P9"><text:span text:style-name="T7">Expressing hopes and fears</text:span></text:p>
            <text:p text:style-name="P9"><text:span text:style-name="T7">With confidence that surely</text:span></text:p>
            <text:p text:style-name="P9"><text:span text:style-name="T7">Our Father ever hears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<text:s text:c="18"/></text:span><text:span text:style-name="T8">Public Domai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5" draw:text-style-name="P11" draw:layer="layout" svg:width="23.574cm" svg:height="6.257cm" svg:x="2.252cm" svg:y="0.508cm">
          <draw:text-box>
            <text:p text:style-name="P7"><text:span text:style-name="T9">INVOCATION</text:span></text:p>
            <text:p><text:span text:style-name="T10">P:</text:span><text:span text:style-name="T11"> </text:span><text:span text:style-name="T12">In the name of the Father and of the </text:span><text:span text:style-name="T13">+</text:span><text:span text:style-name="T10"> </text:span><text:span text:style-name="T12">Son </text:span></text:p>
            <text:p><text:span text:style-name="T12"><text:s text:c="4"/></text:span><text:span text:style-name="T12">and of the Holy Spirit.</text:span></text:p>
            <text:p><text:span text:style-name="T14">C: </text:span><text:span text:style-name="T15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2" draw:layer="layout" svg:width="26.162cm" svg:height="6.256cm" svg:x="0.762cm" svg:y="0.508cm">
          <draw:text-box>
            <text:p text:style-name="P7"><text:span text:style-name="T3">OPENING SENTENCES</text:span></text:p>
            <text:p><text:span text:style-name="T16">P:</text:span><text:span text:style-name="T17"><text:tab/></text:span><text:span text:style-name="T17">In the beginning was the Word, and the Word </text:span></text:p>
            <text:p><text:span text:style-name="T17"><text:s text:c="4"/></text:span><text:span text:style-name="T17">was with God.</text:span></text:p>
            <text:p><text:span text:style-name="T18">C:</text:span><text:span text:style-name="T19"><text:tab/></text:span><text:span text:style-name="T20">and the Word was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5" draw:layer="layout" svg:width="26.162cm" svg:height="6.824cm" svg:x="0.762cm" svg:y="0.508cm">
          <draw:text-box>
            <text:p text:style-name="P13"><text:span text:style-name="T16">P:</text:span><text:span text:style-name="T17"><text:tab/></text:span><text:span text:style-name="T17">The Word became flesh and dwelt among us. </text:span></text:p>
            <text:p text:style-name="P14"><text:span text:style-name="T18">C:</text:span><text:span text:style-name="T21"><text:tab/></text:span><text:span text:style-name="T20">and we have seen his glory, glory as of </text:span></text:p>
            <text:p text:style-name="P14"><text:span text:style-name="T20"><text:s text:c="4"/></text:span><text:span text:style-name="T20">the only Son of the Father, full of grace </text:span></text:p>
            <text:p text:style-name="P14"><text:span text:style-name="T20"><text:s text:c="4"/></text:span><text:span text:style-name="T20">and truth</text:span><text:span text:style-name="T22">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5" draw:layer="layout" svg:width="26.162cm" svg:height="6.637cm" svg:x="0.762cm" svg:y="0.508cm">
          <draw:text-box>
            <text:p text:style-name="P16"><text:span text:style-name="T23">P:</text:span><text:span text:style-name="T24"><text:tab/></text:span><text:span text:style-name="T24">Since, therefore, the children share in flesh and </text:span></text:p>
            <text:p text:style-name="P16"><text:span text:style-name="T24"><text:s text:c="4"/></text:span><text:span text:style-name="T24">blood,</text:span></text:p>
            <text:p text:style-name="P16"><text:span text:style-name="T25">C:</text:span><text:span text:style-name="T26"><text:tab/></text:span><text:span text:style-name="T27">He Himself likewise partook of the same </text:span></text:p>
            <text:p text:style-name="P16"><text:span text:style-name="T27"><text:s text:c="4"/></text:span><text:span text:style-name="T27">thing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5" draw:layer="layout" svg:width="26.162cm" svg:height="4.947cm" svg:x="0.762cm" svg:y="0.508cm">
          <draw:text-box>
            <text:p text:style-name="P16"><text:span text:style-name="T23">P:</text:span><text:span text:style-name="T24"><text:tab/></text:span><text:span text:style-name="T24">Great indeed, we confess, is the mystery of </text:span></text:p>
            <text:p text:style-name="P16"><text:span text:style-name="T24"><text:s text:c="4"/></text:span><text:span text:style-name="T24">godliness: </text:span></text:p>
            <text:p text:style-name="P16"><text:span text:style-name="T25">C:</text:span><text:span text:style-name="T26"><text:tab/></text:span><text:span text:style-name="T27">He was manifested in the flesh,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8" draw:layer="layout" svg:width="26.162cm" svg:height="6.637cm" svg:x="0.762cm" svg:y="0.508cm">
          <draw:text-box>
            <text:p text:style-name="P17"><text:span text:style-name="T28">P: </text:span><text:span text:style-name="T29">vindicated by the Spirit, seen by angels, </text:span></text:p>
            <text:p text:style-name="P17"><text:span text:style-name="T29"><text:s text:c="4"/></text:span><text:span text:style-name="T29">proclaimed among the nations, </text:span></text:p>
            <text:p text:style-name="P17"><text:span text:style-name="T30">C: </text:span><text:span text:style-name="T31">believed on in the world, taken up in </text:span></text:p>
            <text:p text:style-name="P17"><text:span text:style-name="T31"><text:s text:c="4"/></text:span><text:span text:style-name="T31">glor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8" draw:layer="layout" svg:width="26.162cm" svg:height="5.134cm" svg:x="0.762cm" svg:y="0.508cm">
          <draw:text-box>
            <text:p text:style-name="P17"><text:span text:style-name="T28">P: </text:span><text:span text:style-name="T29">For I know that my Redeemer lives,</text:span></text:p>
            <text:p text:style-name="P17"><text:span text:style-name="T32">C: </text:span><text:span text:style-name="T31">and at the last he will stand up on the </text:span></text:p>
            <text:p text:style-name="P17"><text:span text:style-name="T31"><text:s text:c="4"/></text:span><text:span text:style-name="T31">ear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8" draw:layer="layout" svg:width="26.162cm" svg:height="3.444cm" svg:x="0.762cm" svg:y="0.508cm">
          <draw:text-box>
            <text:p text:style-name="P17"><text:span text:style-name="T33">P: And after my skin has been thus destroyed, </text:span></text:p>
            <text:p text:style-name="P17"><text:span text:style-name="T32">C: </text:span><text:span text:style-name="T31">yet in my flesh I shall see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" draw:text-style-name="P18" draw:layer="layout" svg:width="26.162cm" svg:height="6.506cm" svg:x="0.762cm" svg:y="0.508cm">
          <draw:text-box>
            <text:p text:style-name="P7"><text:span text:style-name="T34">CONFESSION OF SIN</text:span></text:p>
            <text:p><text:span text:style-name="T29">P: As we consider the true humanity of our Lord, </text:span></text:p>
            <text:p><text:span text:style-name="T29"><text:s text:c="4"/></text:span><text:span text:style-name="T29">let us confess our human failings.</text:span></text:p>
            <text:p><text:span text:style-name="T35"/></text:p>
            <text:p text:style-name="P7"><text:span text:style-name="T36">Silence for reflection on God’s Word and for self-examinatio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6" draw:text-style-name="P18" draw:layer="layout" svg:width="26.416cm" svg:height="8.636cm" svg:x="0.762cm" svg:y="0.508cm">
          <draw:text-box>
            <text:p text:style-name="P17"><text:span text:style-name="T29">P: In the sermon on the Mount, Jesus said, “When </text:span></text:p>
            <text:p text:style-name="P17"><text:span text:style-name="T29"><text:s text:c="4"/></text:span><text:span text:style-name="T29">you fast,”</text:span></text:p>
            <text:p text:style-name="P17"><text:span text:style-name="T32">C:</text:span><text:span text:style-name="T32"><text:tab/></text:span><text:span text:style-name="T31">but we have avoided physical discomfort </text:span></text:p>
            <text:p text:style-name="P17"><text:span text:style-name="T31"><text:s text:c="4"/></text:span><text:span text:style-name="T31">and preferred less physical “spiritual” </text:span></text:p>
            <text:p text:style-name="P17"><text:span text:style-name="T31"><text:s text:c="4"/></text:span><text:span text:style-name="T31">disciplines</text:span><text:span text:style-name="T37">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7" draw:text-style-name="P18" draw:layer="layout" svg:width="26.67cm" svg:height="5.134cm" svg:x="0.762cm" svg:y="0.508cm">
          <draw:text-box>
            <text:p text:style-name="P17"><text:span text:style-name="T29">P: Jesus prayed, “I am praying for them.”</text:span></text:p>
            <text:p text:style-name="P17"><text:span text:style-name="T32">C: </text:span><text:span text:style-name="T31">But we have spent more time praying </text:span></text:p>
            <text:p text:style-name="P17"><text:span text:style-name="T31"><text:s text:c="4"/></text:span><text:span text:style-name="T31">for ourselves than interceding for other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8" draw:text-style-name="P15" draw:layer="layout" svg:width="25.654cm" svg:height="5.325cm" svg:x="1.27cm" svg:y="0.517cm">
          <draw:text-box>
            <text:p text:style-name="P16"><text:span text:style-name="T38">P:</text:span><text:span text:style-name="T38"><text:tab/></text:span><text:span text:style-name="T38">Jesus “was despised and rejected by men,” </text:span></text:p>
            <text:p text:style-name="P16"><text:span text:style-name="T39">C: </text:span><text:span text:style-name="T31">but we have avoided opposition </text:span></text:p>
            <text:p text:style-name="P16"><text:span text:style-name="T31"><text:s text:c="4"/></text:span><text:span text:style-name="T31">whenever possibl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654cm" svg:height="5.579cm" svg:x="1.27cm" svg:y="0.517cm">
          <draw:text-box>
            <text:p text:style-name="P16"><text:span text:style-name="T38">P:</text:span><text:span text:style-name="T38"><text:tab/></text:span><text:span text:style-name="T38">Jesus’ garments were stripped from Him,</text:span></text:p>
            <text:p text:style-name="P16"><text:span text:style-name="T39">C:</text:span><text:span text:style-name="T39"><text:tab/></text:span><text:span text:style-name="T31">but we have tried to hide our shame </text:span></text:p>
            <text:p text:style-name="P16"><text:span text:style-name="T31"><text:s text:c="4"/></text:span><text:span text:style-name="T31">from God and one anoth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8" draw:layer="layout" svg:width="25.654cm" svg:height="6.637cm" svg:x="1.27cm" svg:y="0.517cm">
          <draw:text-box>
            <text:p text:style-name="P17"><text:span text:style-name="T29">P:</text:span><text:span text:style-name="T29"><text:tab/></text:span><text:span text:style-name="T29">Jesus provided for His mother, who gave Him </text:span></text:p>
            <text:p text:style-name="P17"><text:span text:style-name="T29"><text:s text:c="4"/></text:span><text:span text:style-name="T29">life even while on the cross,</text:span></text:p>
            <text:p text:style-name="P17"><text:span text:style-name="T32">C:</text:span><text:span text:style-name="T32"><text:tab/></text:span><text:span text:style-name="T31">but we have neglected the Church, who </text:span></text:p>
            <text:p text:style-name="P17"><text:span text:style-name="T31"><text:s text:c="4"/></text:span><text:span text:style-name="T31">gives us news of eternal lif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8" draw:layer="layout" svg:width="25.654cm" svg:height="8.327cm" svg:x="1.27cm" svg:y="0.517cm">
          <draw:text-box>
            <text:p text:style-name="P17"><text:span text:style-name="T29">P: Jesus, while dying to save us, admitted His </text:span></text:p>
            <text:p text:style-name="P17"><text:span text:style-name="T29"><text:s text:c="4"/></text:span><text:span text:style-name="T29">physical need, saying, “I thirst,”</text:span></text:p>
            <text:p text:style-name="P17"><text:span text:style-name="T32">C: </text:span><text:span text:style-name="T31">but we often make decisions based on </text:span></text:p>
            <text:p text:style-name="P17"><text:span text:style-name="T31"><text:s text:c="4"/></text:span><text:span text:style-name="T31">our creature comforts instead of our </text:span></text:p>
            <text:p text:style-name="P17"><text:span text:style-name="T31"><text:s text:c="4"/></text:span><text:span text:style-name="T31">fai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654cm" svg:height="6.637cm" svg:x="1.27cm" svg:y="0.517cm">
          <draw:text-box>
            <text:p text:style-name="P16"><text:span text:style-name="T38">P: Jesus loved His disciples to the end and </text:span></text:p>
            <text:p text:style-name="P16"><text:span text:style-name="T38"><text:s text:c="4"/></text:span><text:span text:style-name="T38">washed their feet,</text:span></text:p>
            <text:p text:style-name="P16"><text:span text:style-name="T39">C: </text:span><text:span text:style-name="T31">but too often we have served because </text:span></text:p>
            <text:p text:style-name="P16"><text:span text:style-name="T31"><text:s text:c="4"/></text:span><text:span text:style-name="T31">it was expected, not out of lo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654cm" svg:height="6.637cm" svg:x="1.27cm" svg:y="0.517cm">
          <draw:text-box>
            <text:p text:style-name="P16"><text:span text:style-name="T38">P: Jesus said of His life, “I lay it down of My own </text:span></text:p>
            <text:p text:style-name="P16"><text:span text:style-name="T38"><text:s text:c="4"/></text:span><text:span text:style-name="T38">accord,”</text:span></text:p>
            <text:p text:style-name="P16"><text:span text:style-name="T39">C: </text:span><text:span text:style-name="T31">but we have sought to save our own </text:span></text:p>
            <text:p text:style-name="P16"><text:span text:style-name="T31"><text:s text:c="4"/></text:span><text:span text:style-name="T31">skin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654cm" svg:height="5.579cm" svg:x="1.27cm" svg:y="0.517cm">
          <draw:text-box>
            <text:p><text:span text:style-name="T38">P: Jesus was buried and rested in the tomb,</text:span></text:p>
            <text:p><text:span text:style-name="T39">C: </text:span><text:span text:style-name="T31">but we have looked for ways to avoid </text:span></text:p>
            <text:p><text:span text:style-name="T31"><text:s text:c="4"/></text:span><text:span text:style-name="T31">even talking about dea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654cm" svg:height="6.637cm" svg:x="1.27cm" svg:y="0.517cm">
          <draw:text-box>
            <text:p><text:span text:style-name="T38">P: Jesus surprised everyone when He rose on </text:span></text:p>
            <text:p><text:span text:style-name="T38"><text:s text:c="4"/></text:span><text:span text:style-name="T38">Easter,</text:span></text:p>
            <text:p><text:span text:style-name="T39">C: </text:span><text:span text:style-name="T31">but we have failed to live as those who </text:span></text:p>
            <text:p><text:span text:style-name="T31"><text:s text:c="4"/></text:span><text:span text:style-name="T31">will also rise to live with Him forev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15" draw:layer="layout" svg:width="25.654cm" svg:height="3.801cm" svg:x="1.27cm" svg:y="0.517cm">
          <draw:text-box>
            <text:p><text:span text:style-name="T31"><text:s text:c="4"/></text:span><text:span text:style-name="T31">Have mercy and forgive us, O Lord </text:span></text:p>
            <text:p><text:span text:style-name="T31"><text:s text:c="4"/></text:span><text:span text:style-name="T31">Jesus Chris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0" draw:layer="layout" svg:width="25.654cm" svg:height="6.263cm" svg:x="1.27cm" svg:y="0.517cm">
          <draw:text-box>
            <text:p text:style-name="P19"><text:span text:style-name="T40">P: The man Jesus, the Word made flesh, endured </text:span></text:p>
            <text:p text:style-name="P19"><text:span text:style-name="T40"><text:s text:c="4"/></text:span><text:span text:style-name="T40">hunger, rejection, shame, abuse, and death to </text:span></text:p>
            <text:p text:style-name="P19"><text:span text:style-name="T40"><text:s text:c="4"/></text:span><text:span text:style-name="T40">pay for our sins and to open heaven to all who </text:span></text:p>
            <text:p text:style-name="P19"><text:span text:style-name="T40"><text:s text:c="4"/></text:span><text:span text:style-name="T40">trust in His na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0" draw:layer="layout" svg:width="25.654cm" svg:height="7.766cm" svg:x="1.27cm" svg:y="0.517cm">
          <draw:text-box>
            <text:p text:style-name="P19"><text:span text:style-name="T40"><text:s text:c="2"/></text:span><text:span text:style-name="T40">He physically rose and now gives us our daily <text:s/></text:span></text:p>
            <text:p text:style-name="P19"><text:span text:style-name="T40"><text:s text:c="2"/></text:span><text:span text:style-name="T40">bread, lets His kingdom come to us and through <text:s text:c="2"/>us, and moves us to do His will here on earth <text:s/></text:span></text:p>
            <text:p text:style-name="P19"><text:span text:style-name="T40"><text:s text:c="2"/></text:span><text:span text:style-name="T40">until we follow Him through death to eternity </text:span></text:p>
            <text:p text:style-name="P19"><text:span text:style-name="T40"><text:s text:c="2"/></text:span><text:span text:style-name="T40">with Him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0" draw:layer="layout" svg:width="25.654cm" svg:height="3.801cm" svg:x="1.117cm" svg:y="0.517cm">
          <draw:text-box>
            <text:p text:style-name="P19"><text:span text:style-name="T40"><text:s text:c="2"/></text:span><text:span text:style-name="T41"><text:s text:c="2"/></text:span><text:span text:style-name="T40">May He who began a good work in you bring it </text:span></text:p>
            <text:p text:style-name="P19"><text:span text:style-name="T40"><text:s text:c="4"/></text:span><text:span text:style-name="T40">to completion in the day of Jesus Chris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0" draw:layer="layout" svg:width="25.654cm" svg:height="4.753cm" svg:x="1.117cm" svg:y="0.517cm">
          <draw:text-box>
            <text:p text:style-name="P21"><text:span text:style-name="T42">SALUTATION</text:span></text:p>
            <text:p><text:span text:style-name="T40">P: The Lord be with you</text:span></text:p>
            <text:p><text:span text:style-name="T43">C: </text:span><text:span text:style-name="T44">And also with you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2" draw:layer="layout" svg:width="25.654cm" svg:height="6.069cm" svg:x="1.117cm" svg:y="0.517cm">
          <draw:text-box>
            <text:p text:style-name="P7"><text:span text:style-name="T42">COLLECT</text:span></text:p>
            <text:p><text:span text:style-name="T45">P: Let us pray. <text:s/>O Lord God, You led Your ancient </text:span></text:p>
            <text:p><text:span text:style-name="T45"><text:s text:c="4"/></text:span><text:span text:style-name="T45">people through the wilderness and brought </text:span></text:p>
            <text:p><text:span text:style-name="T45"><text:s text:c="4"/></text:span><text:span text:style-name="T45">them to the Promised Lan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2" draw:layer="layout" svg:width="25.654cm" svg:height="6.263cm" svg:x="1.117cm" svg:y="0.517cm">
          <draw:text-box>
            <text:p text:style-name="P23"><text:span text:style-name="T46"><text:s text:c="3"/></text:span><text:span text:style-name="T45">Guide the people of Your Church that following </text:span></text:p>
            <text:p text:style-name="P23"><text:span text:style-name="T45"><text:s text:c="3"/></text:span><text:span text:style-name="T45">our Savior we may walk through the wilderness </text:span></text:p>
            <text:p text:style-name="P23"><text:span text:style-name="T45"><text:s text:c="3"/></text:span><text:span text:style-name="T45">of this world toward the glory of the world to </text:span></text:p>
            <text:p text:style-name="P23"><text:span text:style-name="T45"><text:s text:c="3"/></text:span><text:span text:style-name="T45">come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2" draw:layer="layout" svg:width="25.654cm" svg:height="6.45cm" svg:x="1.117cm" svg:y="0.517cm">
          <draw:text-box>
            <text:p text:style-name="P23"><text:span text:style-name="T45"><text:s text:c="4"/></text:span><text:span text:style-name="T45">through Jesus Christ, You Son, our Lord, who </text:span></text:p>
            <text:p text:style-name="P23"><text:span text:style-name="T45"><text:s text:c="4"/></text:span><text:span text:style-name="T45">lives and reigns with You and the Holy spirit, </text:span></text:p>
            <text:p text:style-name="P23"><text:span text:style-name="T45"><text:s text:c="4"/></text:span><text:span text:style-name="T45">one God, now and forever.</text:span></text:p>
            <text:p text:style-name="P23"><text:span text:style-name="T47">C:</text:span><text:span text:style-name="T48"> 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1" draw:text-style-name="P24" draw:layer="layout" svg:width="26.009cm" svg:height="6.018cm" svg:x="0.762cm" svg:y="0.517cm">
          <draw:text-box>
            <text:p text:style-name="P7"><text:span text:style-name="T42">READING</text:span></text:p>
            <text:p text:style-name="P7"><text:span text:style-name="T49">Hebrews 7:20-28</text:span></text:p>
            <text:p text:style-name="P7"><text:span text:style-name="T49"/></text:p>
            <text:p><text:span text:style-name="T50">L: A reading from the seventh chapter of Hebrew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2" draw:text-style-name="P26" draw:layer="layout" svg:width="26.009cm" svg:height="6.849cm" svg:x="0.762cm" svg:y="0.517cm">
          <draw:text-box>
            <text:p text:style-name="P25"><text:span text:style-name="T51"><text:s text:c="5"/></text:span><text:span text:style-name="T51">And it was not without an oath.</text:span><text:span text:style-name="T45"> </text:span><text:span text:style-name="T51">For those who </text:span></text:p>
            <text:p text:style-name="P25"><text:span text:style-name="T51"><text:s text:c="4"/></text:span><text:span text:style-name="T51">formerly became priests were made such </text:span></text:p>
            <text:p text:style-name="P25"><text:span text:style-name="T51"><text:s text:c="4"/></text:span><text:span text:style-name="T51">without an oath, but this one was made a priest </text:span></text:p>
            <text:p text:style-name="P25"><text:span text:style-name="T51"><text:s text:c="4"/></text:span><text:span text:style-name="T51">with an oath by the one who said to Him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3" draw:text-style-name="P24" draw:layer="layout" svg:width="26.009cm" svg:height="13.584cm" svg:x="0.762cm" svg:y="0.517cm">
          <draw:text-box>
            <text:p text:style-name="P25"><text:span text:style-name="T45"><text:s text:c="4"/></text:span><text:span text:style-name="T51">“</text:span><text:span text:style-name="T51">The Lord has sworn and will not change his </text:span></text:p>
            <text:p><text:span text:style-name="T51"><text:s text:c="4"/></text:span><text:span text:style-name="T51">mind, ‘You are a priest forever.’” This makes </text:span></text:p>
            <text:p><text:span text:style-name="T51"><text:s text:c="4"/></text:span><text:span text:style-name="T51">Jesus the guarantor of a better covenant.</text:span><text:span text:style-name="T45">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2" draw:text-style-name="P26" draw:layer="layout" svg:width="26.009cm" svg:height="6.849cm" svg:x="0.762cm" svg:y="0.517cm">
          <draw:text-box>
            <text:p text:style-name="P25"><text:span text:style-name="T51"><text:s text:c="3"/></text:span><text:span text:style-name="T51">The former priests were many in number, </text:span></text:p>
            <text:p text:style-name="P25"><text:span text:style-name="T51"><text:s text:c="3"/></text:span><text:span text:style-name="T51">because they were prevented by death from </text:span></text:p>
            <text:p text:style-name="P25"><text:span text:style-name="T51"><text:s text:c="3"/></text:span><text:span text:style-name="T51">continuing in office, but He holds His priesthood </text:span></text:p>
            <text:p text:style-name="P25"><text:span text:style-name="T51"><text:s text:c="3"/></text:span><text:span text:style-name="T51">permanently, because He continues forev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8" draw:text-style-name="P26" draw:layer="layout" svg:width="26.009cm" svg:height="6.263cm" svg:x="0.762cm" svg:y="0.517cm">
          <draw:text-box>
            <text:p text:style-name="P25"><text:span text:style-name="T51"><text:s text:c="4"/></text:span><text:span text:style-name="T51">Consequently, He is able to save to the </text:span></text:p>
            <text:p text:style-name="P25"><text:span text:style-name="T51"><text:s text:c="4"/></text:span><text:span text:style-name="T51">uttermost those who draw near to God through </text:span></text:p>
            <text:p text:style-name="P25"><text:span text:style-name="T51"><text:s text:c="4"/></text:span><text:span text:style-name="T51">Him, since He always lives to make intercession </text:span></text:p>
            <text:p text:style-name="P25"><text:span text:style-name="T51"><text:s text:c="4"/></text:span><text:span text:style-name="T51">for them. </text:span><text:span text:style-name="T45">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8" draw:text-style-name="P26" draw:layer="layout" svg:width="26.009cm" svg:height="6.263cm" svg:x="0.762cm" svg:y="0.517cm">
          <draw:text-box>
            <text:p text:style-name="P25"><text:span text:style-name="T51"><text:s text:c="3"/></text:span><text:span text:style-name="T45"><text:s/></text:span><text:span text:style-name="T45">For it was indeed fitting that we should have </text:span></text:p>
            <text:p text:style-name="P25"><text:span text:style-name="T45"><text:s text:c="4"/></text:span><text:span text:style-name="T45">such a High Priest, holy, innocent, unstained, </text:span></text:p>
            <text:p text:style-name="P25"><text:span text:style-name="T45"><text:s text:c="4"/></text:span><text:span text:style-name="T45">separated from sinner, and exalted above the </text:span></text:p>
            <text:p text:style-name="P25"><text:span text:style-name="T45"><text:s text:c="4"/></text:span><text:span text:style-name="T45">heaven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8" draw:text-style-name="P26" draw:layer="layout" svg:width="26.009cm" svg:height="6.263cm" svg:x="0.762cm" svg:y="0.517cm">
          <draw:text-box>
            <text:p text:style-name="P25"><text:span text:style-name="T45"><text:s text:c="4"/></text:span><text:span text:style-name="T45">He has no need, like those high priests, to offer </text:span></text:p>
            <text:p text:style-name="P25"><text:span text:style-name="T45"><text:s text:c="4"/></text:span><text:span text:style-name="T45">sacrifices daily, first for His own sins and then </text:span></text:p>
            <text:p text:style-name="P25"><text:span text:style-name="T45"><text:s text:c="4"/></text:span><text:span text:style-name="T45">for those of the people, since He did this once </text:span></text:p>
            <text:p text:style-name="P25"><text:span text:style-name="T45"><text:s text:c="4"/></text:span><text:span text:style-name="T45">for all when He offered up Himself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8" draw:text-style-name="P26" draw:layer="layout" svg:width="26.009cm" svg:height="6.263cm" svg:x="0.762cm" svg:y="0.517cm">
          <draw:text-box>
            <text:p text:style-name="P25"><text:span text:style-name="T45"><text:s text:c="4"/></text:span><text:span text:style-name="T45">For the law appoints men in their weakness as </text:span></text:p>
            <text:p text:style-name="P25"><text:span text:style-name="T45"><text:s text:c="4"/></text:span><text:span text:style-name="T45">high priests, but the word of the oath, which </text:span></text:p>
            <text:p text:style-name="P25"><text:span text:style-name="T45"><text:s text:c="4"/></text:span><text:span text:style-name="T45">came later than the law, appoints a Son who </text:span></text:p>
            <text:p text:style-name="P25"><text:span text:style-name="T45"><text:s text:c="4"/></text:span><text:span text:style-name="T45">has been made perfect forev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3.801cm" svg:x="0.762cm" svg:y="0.517cm">
          <draw:text-box>
            <text:p><text:span text:style-name="T45">L: O Lord have mercy on us.</text:span></text:p>
            <text:p><text:span text:style-name="T47">C:</text:span><text:span text:style-name="T52"> </text:span><text:span text:style-name="T48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4" draw:layer="layout" svg:width="26.009cm" svg:height="3.801cm" svg:x="0.762cm" svg:y="0.517cm">
          <draw:text-box>
            <text:p text:style-name="P27"><text:span text:style-name="T42">READING</text:span></text:p>
            <text:p text:style-name="P28"><text:span text:style-name="T49"><text:s text:c="29"/></text:span><text:span text:style-name="T49">John 17:1-26</text:span><text:span text:style-name="T53"> </text:span><text:span text:style-name="T54">(Jesus prays for His disciples)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4.76cm" svg:x="0.762cm" svg:y="0.517cm">
          <draw:text-box>
            <text:p text:style-name="P25"><text:span text:style-name="T45"><text:s text:c="3"/></text:span><text:span text:style-name="T51"><text:s/></text:span><text:span text:style-name="T51">When Jesus had spoken these words, He lifted </text:span></text:p>
            <text:p text:style-name="P25"><text:span text:style-name="T51"><text:s text:c="4"/></text:span><text:span text:style-name="T51">up His eyes to heaven, and said, “Father, the </text:span></text:p>
            <text:p text:style-name="P25"><text:span text:style-name="T51"><text:s text:c="4"/></text:span><text:span text:style-name="T51">hour has come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 text:style-name="P25"><text:span text:style-name="T51"><text:s text:c="4"/></text:span><text:span text:style-name="T51">glorify Your Son that the Son may glorify You, </text:span></text:p>
            <text:p text:style-name="P25"><text:span text:style-name="T51"><text:s text:c="4"/></text:span><text:span text:style-name="T51">since You have given Him authority over all </text:span></text:p>
            <text:p text:style-name="P25"><text:span text:style-name="T51"><text:s text:c="4"/></text:span><text:span text:style-name="T51">flesh, to give eternal life to all whom You have </text:span></text:p>
            <text:p text:style-name="P25"><text:span text:style-name="T51"><text:s text:c="4"/></text:span><text:span text:style-name="T51">given Him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 text:style-name="P25"><text:span text:style-name="T51"><text:s text:c="4"/></text:span><text:span text:style-name="T51">And this is eternal life, that they know You, the </text:span></text:p>
            <text:p text:style-name="P25"><text:span text:style-name="T51"><text:s text:c="4"/></text:span><text:span text:style-name="T51">only true God, and Jesus Christ whom You have </text:span></text:p>
            <text:p text:style-name="P25"><text:span text:style-name="T51"><text:s text:c="4"/></text:span><text:span text:style-name="T51">sent. <text:s/>I glorified You on earth, having </text:span></text:p>
            <text:p text:style-name="P25"><text:span text:style-name="T51"><text:s text:c="4"/></text:span><text:span text:style-name="T51">accomplished the work that You gave Me to do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7.766cm" svg:x="0.762cm" svg:y="0.517cm">
          <draw:text-box>
            <text:p text:style-name="P25"><text:span text:style-name="T51"><text:s text:c="4"/></text:span><text:span text:style-name="T51">And now, Father, glorify Me in Your own </text:span></text:p>
            <text:p text:style-name="P25"><text:span text:style-name="T51"><text:s text:c="4"/></text:span><text:span text:style-name="T51">presence with the glory that I had with You </text:span></text:p>
            <text:p text:style-name="P25"><text:span text:style-name="T51"><text:s text:c="4"/></text:span><text:span text:style-name="T51">before the world existed. <text:s/>I have manifested </text:span></text:p>
            <text:p text:style-name="P25"><text:span text:style-name="T51"><text:s text:c="4"/></text:span><text:span text:style-name="T51">Your name to the people whom You gave Me </text:span></text:p>
            <text:p text:style-name="P25"><text:span text:style-name="T51"><text:s text:c="4"/></text:span><text:span text:style-name="T51">out of the worl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4.76cm" svg:x="0.762cm" svg:y="0.517cm">
          <draw:text-box>
            <text:p text:style-name="P25"><text:span text:style-name="T51"><text:s text:c="3"/></text:span><text:span text:style-name="T51">Yours they were, and You gave them to Me, and </text:span></text:p>
            <text:p text:style-name="P25"><text:span text:style-name="T51"><text:s text:c="3"/></text:span><text:span text:style-name="T51">they have kept Your word. <text:s/>Now they know that </text:span></text:p>
            <text:p text:style-name="P25"><text:span text:style-name="T51"><text:s text:c="3"/></text:span><text:span text:style-name="T51">everything that You have given Me is from You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 text:style-name="P25"><text:span text:style-name="T51"><text:s text:c="4"/></text:span><text:span text:style-name="T51">For I have given them the words that You gave </text:span></text:p>
            <text:p text:style-name="P25"><text:span text:style-name="T51"><text:s text:c="4"/></text:span><text:span text:style-name="T51">Me, and they have received them and have </text:span></text:p>
            <text:p text:style-name="P25"><text:span text:style-name="T51"><text:s text:c="4"/></text:span><text:span text:style-name="T51">come to know in truth that I came from You; </text:span></text:p>
            <text:p text:style-name="P25"><text:span text:style-name="T51"><text:s text:c="4"/></text:span><text:span text:style-name="T51">and they have believed that You sent Me.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><text:span text:style-name="T51"><text:s text:c="4"/></text:span><text:span text:style-name="T51">I am praying for them. <text:s/>I am not praying for the </text:span></text:p>
            <text:p><text:span text:style-name="T51"><text:s text:c="4"/></text:span><text:span text:style-name="T51">world but for those whom You have given Me, </text:span></text:p>
            <text:p><text:span text:style-name="T51"><text:s text:c="4"/></text:span><text:span text:style-name="T51">for they are Yours. <text:s/>All Mine are Yours, and </text:span></text:p>
            <text:p><text:span text:style-name="T51"><text:s text:c="4"/></text:span><text:span text:style-name="T51">Yours are Mine, and I am glorified in them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7.766cm" svg:x="0.762cm" svg:y="0.517cm">
          <draw:text-box>
            <text:p><text:span text:style-name="T51"><text:s text:c="4"/></text:span><text:span text:style-name="T51">And I am no longer in the world, but they are in </text:span></text:p>
            <text:p><text:span text:style-name="T51"><text:s text:c="4"/></text:span><text:span text:style-name="T51">the world, and I am coming to You. <text:s/>Holy </text:span></text:p>
            <text:p><text:span text:style-name="T51"><text:s text:c="4"/></text:span><text:span text:style-name="T51">Father, keep them in Your name, which You </text:span></text:p>
            <text:p><text:span text:style-name="T51"><text:s text:c="4"/></text:span><text:span text:style-name="T51">have given Me, that they may be one, even as </text:span></text:p>
            <text:p><text:span text:style-name="T51"><text:s text:c="4"/></text:span><text:span text:style-name="T51">We are on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3.801cm" svg:x="0.762cm" svg:y="0.517cm">
          <draw:text-box>
            <text:p><text:span text:style-name="T51"><text:s text:c="4"/></text:span><text:span text:style-name="T51">While I was with them, I kept them in Your </text:span></text:p>
            <text:p><text:span text:style-name="T51"><text:s text:c="4"/></text:span><text:span text:style-name="T51">name, which You have given 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4.76cm" svg:x="0.762cm" svg:y="0.517cm">
          <draw:text-box>
            <text:p><text:span text:style-name="T51"><text:s text:c="4"/></text:span><text:span text:style-name="T51">I have guarded them, and not one of them has </text:span></text:p>
            <text:p><text:span text:style-name="T51"><text:s text:c="4"/></text:span><text:span text:style-name="T51">been lost except the son of destruction, that the </text:span></text:p>
            <text:p><text:span text:style-name="T51"><text:s text:c="4"/></text:span><text:span text:style-name="T51">Scripture might be fulfille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4.76cm" svg:x="0.762cm" svg:y="0.517cm">
          <draw:text-box>
            <text:p><text:span text:style-name="T51"><text:s text:c="4"/></text:span><text:span text:style-name="T51">But now I am coming to You, and these things I </text:span></text:p>
            <text:p><text:span text:style-name="T51"><text:s text:c="4"/></text:span><text:span text:style-name="T51">speak in the world, that they may have My joy </text:span></text:p>
            <text:p><text:span text:style-name="T51"><text:s text:c="4"/></text:span><text:span text:style-name="T51">fulfilled in themselve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4.76cm" svg:x="0.762cm" svg:y="0.517cm">
          <draw:text-box>
            <text:p><text:span text:style-name="T51"><text:s text:c="4"/></text:span><text:span text:style-name="T51">I have given them Your word, and the world </text:span></text:p>
            <text:p><text:span text:style-name="T51"><text:s text:c="4"/></text:span><text:span text:style-name="T51">has hated them because they are not of the </text:span></text:p>
            <text:p><text:span text:style-name="T51"><text:s text:c="4"/></text:span><text:span text:style-name="T51">world, just as I am not of the worl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7.766cm" svg:x="0.762cm" svg:y="0.517cm">
          <draw:text-box>
            <text:p text:style-name="P28"><text:span text:style-name="T51"><text:s text:c="4"/></text:span><text:span text:style-name="T51">I do not ask that You take them out of the </text:span></text:p>
            <text:p text:style-name="P28"><text:span text:style-name="T51"><text:s text:c="4"/></text:span><text:span text:style-name="T51">world, but that You keep them from the evil </text:span></text:p>
            <text:p text:style-name="P28"><text:span text:style-name="T51"><text:s text:c="4"/></text:span><text:span text:style-name="T51">one. They are not of the world, just as I am not </text:span></text:p>
            <text:p text:style-name="P28"><text:span text:style-name="T55"><text:s text:c="4"/></text:span><text:span text:style-name="T55">of the world. </text:span><text:span text:style-name="T51">Sanctify them in the truth; You </text:span></text:p>
            <text:p text:style-name="P28"><text:span text:style-name="T51"><text:s text:c="4"/></text:span><text:span text:style-name="T51">word is tru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 text:style-name="P28"><text:span text:style-name="T51"><text:s text:c="4"/></text:span><text:span text:style-name="T51">As You sent Me into the world, so I have sent </text:span></text:p>
            <text:p text:style-name="P28"><text:span text:style-name="T51"><text:s text:c="4"/></text:span><text:span text:style-name="T51">them into the world. <text:s/>And for their sake I </text:span></text:p>
            <text:p text:style-name="P28"><text:span text:style-name="T51"><text:s text:c="4"/></text:span><text:span text:style-name="T51">consecrate Myself, that they also may be </text:span></text:p>
            <text:p text:style-name="P28"><text:span text:style-name="T51"><text:s text:c="4"/></text:span><text:span text:style-name="T51">sanctified in tru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 text:style-name="P28"><text:span text:style-name="T51"><text:s text:c="4"/></text:span><text:span text:style-name="T51">I do not ask for these only, but also for those </text:span></text:p>
            <text:p text:style-name="P28"><text:span text:style-name="T51"><text:s text:c="4"/></text:span><text:span text:style-name="T51">who will believe in Me through their word, that </text:span></text:p>
            <text:p text:style-name="P28"><text:span text:style-name="T51"><text:s text:c="4"/></text:span><text:span text:style-name="T51">they may all be one, just as You, Father, are in </text:span></text:p>
            <text:p text:style-name="P28"><text:span text:style-name="T51"><text:s text:c="4"/></text:span><text:span text:style-name="T51">Me, and I in You, that they also may be in Us,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6.263cm" svg:x="0.762cm" svg:y="0.517cm">
          <draw:text-box>
            <text:p text:style-name="P28"><text:span text:style-name="T51"><text:s text:c="4"/></text:span><text:span text:style-name="T51">so that the world may believe that You have </text:span></text:p>
            <text:p text:style-name="P28"><text:span text:style-name="T51"><text:s text:c="4"/></text:span><text:span text:style-name="T51">sent Me. <text:s/>The glory that You have given Me I </text:span></text:p>
            <text:p text:style-name="P28"><text:span text:style-name="T51"><text:s text:c="4"/></text:span><text:span text:style-name="T51">have given to them, that they may be one even </text:span></text:p>
            <text:p text:style-name="P28"><text:span text:style-name="T51"><text:s text:c="4"/></text:span><text:span text:style-name="T51">as We are one, I in them and You in Me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009cm" svg:height="4.76cm" svg:x="0.762cm" svg:y="0.517cm">
          <draw:text-box>
            <text:p text:style-name="P28"><text:span text:style-name="T51"><text:s text:c="4"/></text:span><text:span text:style-name="T51">that they may become perfectly one, so that the <text:s text:c="4"/>world may know that You sent Me and loved <text:s/></text:span></text:p>
            <text:p text:style-name="P28"><text:span text:style-name="T51"><text:s text:c="4"/></text:span><text:span text:style-name="T51">them even as You loved 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2" draw:text-style-name="P26" draw:layer="layout" svg:width="26.416cm" svg:height="6.849cm" svg:x="0.762cm" svg:y="0.517cm">
          <draw:text-box>
            <text:p><text:span text:style-name="T51"><text:s text:c="3"/></text:span><text:span text:style-name="T51">Father, I desire that they also, whom You have </text:span></text:p>
            <text:p><text:span text:style-name="T51"><text:s text:c="3"/></text:span><text:span text:style-name="T51">given Me, may be with Me where I am, to see My <text:s/></text:span></text:p>
            <text:p><text:span text:style-name="T51"><text:s text:c="3"/></text:span><text:span text:style-name="T51">glory that You have given Me because You loved </text:span></text:p>
            <text:p><text:span text:style-name="T51"><text:s text:c="3"/></text:span><text:span text:style-name="T51">Me before the foundation of the worl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4" draw:text-style-name="P26" draw:layer="layout" svg:width="26.416cm" svg:height="4.823cm" svg:x="0.762cm" svg:y="0.517cm">
          <draw:text-box>
            <text:p><text:span text:style-name="T51"><text:s text:c="4"/></text:span><text:span text:style-name="T51">O righteous Father, even though the world does </text:span></text:p>
            <text:p><text:span text:style-name="T51"><text:s text:c="4"/></text:span><text:span text:style-name="T51">not know You, I know You, and these know that </text:span></text:p>
            <text:p><text:span text:style-name="T51"><text:s text:c="4"/></text:span><text:span text:style-name="T51">You have sent 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5" draw:text-style-name="P26" draw:layer="layout" svg:width="26.416cm" svg:height="6.595cm" svg:x="0.762cm" svg:y="0.517cm">
          <draw:text-box>
            <text:p><text:span text:style-name="T51"><text:s text:c="4"/></text:span><text:span text:style-name="T51">I made known to them Your name, and I will </text:span></text:p>
            <text:p><text:span text:style-name="T51"><text:s text:c="4"/></text:span><text:span text:style-name="T51">continue to make it known, that the love with </text:span></text:p>
            <text:p><text:span text:style-name="T51"><text:s text:c="4"/></text:span><text:span text:style-name="T51">which You have loved Me may be in them, and I </text:span></text:p>
            <text:p><text:span text:style-name="T51"><text:s text:c="4"/></text:span><text:span text:style-name="T51">in them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0" draw:text-style-name="P26" draw:layer="layout" svg:width="26.416cm" svg:height="3.801cm" svg:x="0.762cm" svg:y="0.517cm">
          <draw:text-box>
            <text:p><text:span text:style-name="T45">P: O Lord, have mercy on us.</text:span></text:p>
            <text:p><text:span text:style-name="T47">C: </text:span><text:span text:style-name="T48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4.892cm" svg:height="3.064cm" svg:x="1.778cm" svg:y="0.508cm">
          <draw:text-box>
            <text:p text:style-name="P7"><text:span text:style-name="T56">SERMON HYMN #773</text:span></text:p>
            <text:p text:style-name="P7"><text:span text:style-name="T57">“</text:span><text:span text:style-name="T57">Hear Us, Father, When We Pray”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7.011cm" svg:x="1.778cm" svg:y="0.508cm">
          <draw:text-box>
            <text:p text:style-name="P29"><text:span text:style-name="T58">1. </text:span><text:span text:style-name="T59">Hear us, Father, when we pray, </text:span><text:span text:style-name="T59"><text:line-break/></text:span><text:span text:style-name="T59">Through Your Son and in Your Spirit. </text:span><text:span text:style-name="T59"><text:line-break/></text:span><text:span text:style-name="T59">By Your Spirit’s Word convey </text:span><text:span text:style-name="T59"><text:line-break/></text:span><text:span text:style-name="T59">All that we through Christ inherit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3.631cm" svg:x="1.778cm" svg:y="0.508cm">
          <draw:text-box>
            <text:p text:style-name="P31"><text:span text:style-name="T59">That as baptized heirs we may </text:span></text:p>
            <text:p text:style-name="P29"><text:span text:style-name="T59">Truly pray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7.011cm" svg:x="1.778cm" svg:y="0.508cm">
          <draw:text-box>
            <text:p text:style-name="P31"><text:span text:style-name="T58">2. </text:span><text:span text:style-name="T59">When we know not what to say </text:span><text:span text:style-name="T59"><text:line-break/></text:span><text:span text:style-name="T59">And our wounded souls are pleading, </text:span><text:span text:style-name="T59"><text:line-break/></text:span><text:span text:style-name="T59">May Your Spirit, night and day, </text:span><text:span text:style-name="T59"><text:line-break/></text:span><text:span text:style-name="T59">Groan within us interceding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3.631cm" svg:x="1.778cm" svg:y="0.508cm">
          <draw:text-box>
            <text:p text:style-name="P31"><text:span text:style-name="T59">By His sighs, too deep for words, </text:span><text:span text:style-name="T59"><text:line-break/></text:span><text:span text:style-name="T59">We are hear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8.701cm" svg:x="1.778cm" svg:y="0.508cm">
          <draw:text-box>
            <text:p text:style-name="P31"><text:span text:style-name="T58">3. </text:span><text:span text:style-name="T59">Jesus, advocate on high, </text:span><text:span text:style-name="T59"><text:line-break/></text:span><text:span text:style-name="T59">Sacrificed on Calv’ry’s altar, </text:span><text:span text:style-name="T59"><text:line-break/></text:span><text:span text:style-name="T59">Through Your priestly blood we cry: </text:span><text:span text:style-name="T59"><text:line-break/></text:span><text:span text:style-name="T59">Hear our prayers, though they may falter; <text:s text:c="37"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3.631cm" svg:x="1.778cm" svg:y="0.508cm">
          <draw:text-box>
            <text:p text:style-name="P31"><text:span text:style-name="T59">Place them on Your Father’s throne </text:span><text:span text:style-name="T59"><text:line-break/></text:span><text:span text:style-name="T59">As Your own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7.011cm" svg:x="1.778cm" svg:y="0.508cm">
          <draw:text-box>
            <text:p text:style-name="P31"><text:span text:style-name="T58">4. </text:span><text:span text:style-name="T59">By Your Spirit now attend </text:span><text:span text:style-name="T59"><text:line-break/></text:span><text:span text:style-name="T59">To our prayers and supplications, </text:span><text:span text:style-name="T59"><text:line-break/></text:span><text:span text:style-name="T59">As like incense they ascend </text:span><text:span text:style-name="T59"><text:line-break/></text:span><text:span text:style-name="T59">To Your heav’nly habitation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0" draw:layer="layout" svg:width="24.892cm" svg:height="11.709cm" svg:x="1.778cm" svg:y="0.508cm">
          <draw:text-box>
            <text:p text:style-name="P32"><text:span text:style-name="T59">May their fragrance waft above, </text:span><text:span text:style-name="T59"><text:line-break/></text:span><text:span text:style-name="T59">God of love.</text:span></text:p>
            <text:p text:style-name="P32"><text:span text:style-name="T60"/></text:p>
            <text:p text:style-name="P32"><text:span text:style-name="T60"/></text:p>
            <text:p text:style-name="P32"><text:span text:style-name="T60"/></text:p>
            <text:p text:style-name="P33"><text:span text:style-name="T61"><text:s text:c="2"/></text:span><text:span text:style-name="T61">© Chad L. Bird. </text:span></text:p>
            <text:p text:style-name="P33"><text:span text:style-name="T61"><text:s text:c="2"/></text:span><text:span text:style-name="T61">Used by permission: </text:span></text:p>
            <text:p text:style-name="P33"><text:span text:style-name="T61"><text:s text:c="2"/></text:span><text:span text:style-name="T61">LSB Hymn License </text:span></text:p>
            <text:p text:style-name="P33"><text:span text:style-name="T61"><text:s text:c="2"/></text:span><text:span text:style-name="T61">.NET, no. 100011038.</text:span></text:p>
            <text:p text:style-name="P31"><text:span text:style-name="T6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6" draw:text-style-name="P35" draw:layer="layout" svg:width="25.4cm" svg:height="5.506cm" svg:x="1.016cm" svg:y="0.443cm">
          <draw:text-box>
            <text:p text:style-name="P34"><text:span text:style-name="T62">SERMON</text:span><text:span text:style-name="T63"> </text:span></text:p>
            <text:p text:style-name="P34"><text:span text:style-name="T63"><text:s text:c="45"/></text:span><text:span text:style-name="T64"><text:s/></text:span></text:p>
            <text:p text:style-name="P34"><text:span text:style-name="T65">“</text:span><text:span text:style-name="T65">A GOD WHO PRAYS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8" draw:layer="layout" svg:width="25.146cm" svg:height="3.064cm" svg:x="1.27cm" svg:y="0.508cm">
          <draw:text-box>
            <text:p text:style-name="P7"><text:span text:style-name="T66">HYMN #770</text:span></text:p>
            <text:p text:style-name="P7"><text:span text:style-name="T67">“</text:span><text:span text:style-name="T67">What a Friend We Have in Jesus”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7" draw:layer="layout" svg:width="25.146cm" svg:height="7.011cm" svg:x="1.27cm" svg:y="0.508cm">
          <draw:text-box>
            <text:p text:style-name="P36"><text:span text:style-name="T68">1. </text:span><text:span text:style-name="T69">What a friend we have in Jesus,</text:span><text:span text:style-name="T69"><text:line-break/></text:span><text:span text:style-name="T69">All our sins and griefs to bear!</text:span><text:span text:style-name="T69"><text:line-break/></text:span><text:span text:style-name="T69">What a privilege to carry</text:span><text:span text:style-name="T69"><text:line-break/></text:span><text:span text:style-name="T69">Ev’rything to God in prayer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7" draw:layer="layout" svg:width="25.146cm" svg:height="7.011cm" svg:x="1.27cm" svg:y="0.508cm">
          <draw:text-box>
            <text:p text:style-name="P36"><text:span text:style-name="T69">Oh, what peace we often forfeit; </text:span><text:span text:style-name="T69"><text:line-break/></text:span><text:span text:style-name="T69">Oh, what needless pain we bear— </text:span><text:span text:style-name="T69"><text:line-break/></text:span><text:span text:style-name="T69">All because we do not carry </text:span><text:span text:style-name="T69"><text:line-break/></text:span><text:span text:style-name="T69">Ev’rything to God in prayer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7" draw:layer="layout" svg:width="25.146cm" svg:height="7.011cm" svg:x="1.27cm" svg:y="0.508cm">
          <draw:text-box>
            <text:p text:style-name="P38"><text:span text:style-name="T70">2. </text:span><text:span text:style-name="T71">Have we trials and temptations?</text:span></text:p>
            <text:p text:style-name="P38"><text:span text:style-name="T71">Is there trouble anywhere?</text:span></text:p>
            <text:p text:style-name="P38"><text:span text:style-name="T71">We should never be discouraged—</text:span></text:p>
            <text:p text:style-name="P36"><text:span text:style-name="T71">Take it to the Lord in pray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7" draw:layer="layout" svg:width="25.146cm" svg:height="7.011cm" svg:x="1.27cm" svg:y="0.508cm">
          <draw:text-box>
            <text:p text:style-name="P38"><text:span text:style-name="T71">Can we find a friend so faithful</text:span></text:p>
            <text:p text:style-name="P38"><text:span text:style-name="T71">Who will all our sorrows share?</text:span></text:p>
            <text:p text:style-name="P38"><text:span text:style-name="T71">Jesus knows our ev’ry weakness—</text:span></text:p>
            <text:p text:style-name="P38"><text:span text:style-name="T71">Take it to the Lord in pray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7" draw:layer="layout" svg:width="25.146cm" svg:height="7.011cm" svg:x="1.27cm" svg:y="0.508cm">
          <draw:text-box>
            <text:p text:style-name="P38"><text:span text:style-name="T70">3. </text:span><text:span text:style-name="T71">Are we weak and heavy laden,</text:span></text:p>
            <text:p text:style-name="P38"><text:span text:style-name="T71">Cumbered with a load of care?</text:span></text:p>
            <text:p text:style-name="P38"><text:span text:style-name="T71">Precious Savior, still our refuge—</text:span></text:p>
            <text:p text:style-name="P38"><text:span text:style-name="T71">Take it to the Lord in pray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4" draw:text-style-name="P37" draw:layer="layout" svg:width="25.146cm" svg:height="11.52cm" svg:x="1.27cm" svg:y="0.508cm">
          <draw:text-box>
            <text:p text:style-name="P38"><text:span text:style-name="T71">Do thy friends despise, forsake thee?</text:span></text:p>
            <text:p text:style-name="P38"><text:span text:style-name="T71">Take it to the Lord in prayer.</text:span></text:p>
            <text:p text:style-name="P38"><text:span text:style-name="T71">In His arms He’ll take and shield thee;</text:span></text:p>
            <text:p text:style-name="P38"><text:span text:style-name="T71">Thou wilt find a solace there.</text:span></text:p>
            <text:p text:style-name="P39"><text:span text:style-name="T72"/></text:p>
            <text:p text:style-name="P40"><text:span text:style-name="T72"/></text:p>
            <text:p text:style-name="P40"><text:span text:style-name="T72"><text:s text:c="6"/></text:span><text:span text:style-name="T73">Public domai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8" draw:layer="layout" svg:width="25.4cm" svg:height="1.561cm" svg:x="1.27cm" svg:y="0.508cm">
          <draw:text-box>
            <text:p text:style-name="P7"><text:span text:style-name="T3">GATHERING OF TITHES &amp; OFFERING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8" draw:layer="layout" svg:width="25.4cm" svg:height="7.572cm" svg:x="1.27cm" svg:y="0.508cm">
          <draw:text-box>
            <text:p text:style-name="P7"><text:span text:style-name="T3">PRAYERS OF THE CHURCH</text:span></text:p>
            <text:p><text:span text:style-name="T74">P: Let us use the experiences of the man Jesus as </text:span></text:p>
            <text:p><text:span text:style-name="T74"><text:s text:c="4"/></text:span><text:span text:style-name="T74">we pray for ourselves, the church around the </text:span></text:p>
            <text:p><text:span text:style-name="T74"><text:s text:c="4"/></text:span><text:span text:style-name="T74">world, and all people in their various </text:span></text:p>
            <text:p><text:span text:style-name="T74"><text:s text:c="4"/></text:span><text:span text:style-name="T74">circumstance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42" draw:layer="layout" svg:width="25.4cm" svg:height="7.953cm" svg:x="1.27cm" svg:y="0.508cm">
          <draw:text-box>
            <text:p text:style-name="P41"><text:span text:style-name="T74">P: For all who are denied basic food, clothing, or </text:span></text:p>
            <text:p text:style-name="P23"><text:span text:style-name="T74"><text:s text:c="4"/></text:span><text:span text:style-name="T74">shelter, that God would provide whatever they </text:span></text:p>
            <text:p text:style-name="P23"><text:span text:style-name="T74"><text:s text:c="4"/></text:span><text:span text:style-name="T74">need to support this body and life, let us pray </text:span></text:p>
            <text:p text:style-name="P23"><text:span text:style-name="T74"><text:s text:c="4"/></text:span><text:span text:style-name="T74">to the Lord.</text:span></text:p>
            <text:p text:style-name="P23"><text:span text:style-name="T75">C: </text:span><text:span text:style-name="T76">Lord, have merc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42" draw:layer="layout" svg:width="25.4cm" svg:height="9.456cm" svg:x="1.27cm" svg:y="0.508cm">
          <draw:text-box>
            <text:p><text:span text:style-name="T74">P: For the body of Christ around the world, that </text:span></text:p>
            <text:p><text:span text:style-name="T74"><text:s text:c="4"/></text:span><text:span text:style-name="T74">God would protect and guide clergy and lay </text:span></text:p>
            <text:p><text:span text:style-name="T74"><text:s text:c="4"/></text:span><text:span text:style-name="T74">leaders so that the Gospel may be proclaimed </text:span></text:p>
            <text:p><text:span text:style-name="T74"><text:s text:c="4"/></text:span><text:span text:style-name="T74">freely and many may come to faith, let us </text:span></text:p>
            <text:p><text:span text:style-name="T74"><text:s text:c="4"/></text:span><text:span text:style-name="T74">pray to the Lord.</text:span></text:p>
            <text:p><text:span text:style-name="T77">C: </text:span><text:span text:style-name="T78">Lord, have merc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42" draw:layer="layout" svg:width="25.4cm" svg:height="9.456cm" svg:x="1.27cm" svg:y="0.508cm">
          <draw:text-box>
            <text:p><text:span text:style-name="T74">P: For all who are unjustly imprisoned, </text:span></text:p>
            <text:p><text:span text:style-name="T74"><text:s text:c="4"/></text:span><text:span text:style-name="T74">persecuted, and denied human rights, that </text:span></text:p>
            <text:p><text:span text:style-name="T74"><text:s text:c="4"/></text:span><text:span text:style-name="T74">God would strengthen them to remain strong </text:span></text:p>
            <text:p><text:span text:style-name="T74"><text:s text:c="4"/></text:span><text:span text:style-name="T74">under their circumstances until they find </text:span></text:p>
            <text:p><text:span text:style-name="T74"><text:s text:c="4"/></text:span><text:span text:style-name="T74">freedom.</text:span></text:p>
            <text:p><text:span text:style-name="T77">C: </text:span><text:span text:style-name="T78">Lord, have merc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42" draw:layer="layout" svg:width="25.4cm" svg:height="4.76cm" svg:x="1.27cm" svg:y="0.508cm">
          <draw:text-box>
            <text:p><text:span text:style-name="T74">P: For all whose lives are focused on relief from </text:span></text:p>
            <text:p><text:span text:style-name="T74"><text:s text:c="4"/></text:span><text:span text:style-name="T74">pain and suffering, from illness or addiction, </text:span></text:p>
            <text:p><text:span text:style-name="T74"><text:s text:c="4"/></text:span><text:span text:style-name="T74">[including….]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7" draw:text-style-name="P42" draw:layer="layout" svg:width="25.4cm" svg:height="6.45cm" svg:x="1.27cm" svg:y="0.508cm">
          <draw:text-box>
            <text:p><text:span text:style-name="T74"><text:s text:c="4"/></text:span><text:span text:style-name="T74">that according to His gracious plans God </text:span></text:p>
            <text:p><text:span text:style-name="T74"><text:s text:c="4"/></text:span><text:span text:style-name="T74">would bring about healing, relief, and health </text:span></text:p>
            <text:p><text:span text:style-name="T74"><text:s text:c="4"/></text:span><text:span text:style-name="T74">to body and mind, let us pray to the Lord.</text:span></text:p>
            <text:p><text:span text:style-name="T77">C: </text:span><text:span text:style-name="T78">Lord, have merc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8" draw:text-style-name="P42" draw:layer="layout" svg:width="25.4cm" svg:height="7.953cm" svg:x="1.27cm" svg:y="0.508cm">
          <draw:text-box>
            <text:p><text:span text:style-name="T79">P: Into Your hands, heavenly Father, we </text:span></text:p>
            <text:p><text:span text:style-name="T79"><text:s text:c="4"/></text:span><text:span text:style-name="T79">commend ourselves and all for whom we pray, </text:span></text:p>
            <text:p><text:span text:style-name="T79"><text:s text:c="4"/></text:span><text:span text:style-name="T79">trusting in Your mercy for the sake of Your </text:span></text:p>
            <text:p><text:span text:style-name="T79"><text:s text:c="4"/></text:span><text:span text:style-name="T79">Son and our Brother, Jesus Christ, our Lord.</text:span></text:p>
            <text:p><text:span text:style-name="T77">C: </text:span><text:span text:style-name="T78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19" draw:text-style-name="P43" draw:layer="layout" svg:width="25.4cm" svg:height="5.588cm" svg:x="1.27cm" svg:y="0.508cm">
          <draw:text-box>
            <text:p text:style-name="P9"><text:span text:style-name="T80">LORD'S PRAYER</text:span></text:p>
            <text:p text:style-name="P9"><text:span text:style-name="T81">Our Father who art in heaven,</text:span></text:p>
            <text:p text:style-name="P7"><text:span text:style-name="T81">hallowed be Thy name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0" draw:text-style-name="P43" draw:layer="layout" svg:width="25.4cm" svg:height="5.588cm" svg:x="1.27cm" svg:y="0.508cm">
          <draw:text-box>
            <text:p text:style-name="P44"><text:span text:style-name="T81">Thy kingdom come,</text:span></text:p>
            <text:p text:style-name="P44"><text:span text:style-name="T81">Thy will be done</text:span></text:p>
            <text:p text:style-name="P44"><text:span text:style-name="T81">on earth as it is in heaven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1" draw:text-style-name="P43" draw:layer="layout" svg:width="25.4cm" svg:height="7.011cm" svg:x="1.27cm" svg:y="0.508cm">
          <draw:text-box>
            <text:p text:style-name="P44"><text:span text:style-name="T81">give us this day our daily bread;</text:span></text:p>
            <text:p text:style-name="P44"><text:span text:style-name="T81">and forgive us our trespasses</text:span></text:p>
            <text:p text:style-name="P44"><text:span text:style-name="T81">as we forgive those</text:span></text:p>
            <text:p text:style-name="P44"><text:span text:style-name="T81">who trespass against us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2" draw:text-style-name="P43" draw:layer="layout" svg:width="25.4cm" svg:height="4.318cm" svg:x="1.27cm" svg:y="0.508cm">
          <draw:text-box>
            <text:p text:style-name="P44"><text:span text:style-name="T81">and lead us not into temptation,</text:span></text:p>
            <text:p text:style-name="P44"><text:span text:style-name="T81">but deliver us from evil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3" draw:text-style-name="P43" draw:layer="layout" svg:width="25.4cm" svg:height="5.321cm" svg:x="1.27cm" svg:y="0.508cm">
          <draw:text-box>
            <text:p text:style-name="P44"><text:span text:style-name="T81">For thine is the kingdom</text:span></text:p>
            <text:p text:style-name="P44"><text:span text:style-name="T81">and the power and the glory</text:span></text:p>
            <text:p text:style-name="P44"><text:span text:style-name="T81">forever and ever. <text:s/>Am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4" draw:text-style-name="P43" draw:layer="layout" svg:width="25.4cm" svg:height="6.069cm" svg:x="1.27cm" svg:y="0.508cm">
          <draw:text-box>
            <text:p text:style-name="P7"><text:span text:style-name="T82">BENEDICTION</text:span></text:p>
            <text:p><text:span text:style-name="T83">P: </text:span><text:span text:style-name="T84">The blessing of Almighty God-the Father, Who </text:span></text:p>
            <text:p><text:span text:style-name="T84"><text:s text:c="4"/></text:span><text:span text:style-name="T84">sent his Son into the flesh, the </text:span><text:span text:style-name="T85">+</text:span><text:span text:style-name="T84"> Son, Who </text:span></text:p>
            <text:p><text:span text:style-name="T84"><text:s text:c="4"/></text:span><text:span text:style-name="T84">lived a truly human life in our stead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5" draw:text-style-name="P43" draw:layer="layout" svg:width="25.4cm" svg:height="4.947cm" svg:x="1.27cm" svg:y="0.508cm">
          <draw:text-box>
            <text:p text:style-name="P25"><text:span text:style-name="T84"><text:s text:c="4"/></text:span><text:span text:style-name="T84">and the Holy Spirit, who has given us faith to </text:span></text:p>
            <text:p text:style-name="P25"><text:span text:style-name="T84"><text:s text:c="4"/></text:span><text:span text:style-name="T84">trust our Savior-be upon you now and forever.</text:span></text:p>
            <text:p><text:span text:style-name="T86">C: </text:span><text:span text:style-name="T87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draw:frame draw:style-name="gr26" draw:text-style-name="P46" draw:layer="layout" svg:width="25.4cm" svg:height="11.531cm" svg:x="1.27cm" svg:y="0.508cm">
          <draw:text-box>
            <text:p text:style-name="P45"><text:span text:style-name="T88">Copyright © 2018 Concordia Publishing House.</text:span></text:p>
            <text:p text:style-name="P45"><text:span text:style-name="T88"/></text:p>
            <text:p text:style-name="P45"><text:span text:style-name="T88">All rights reserved.</text:span></text:p>
            <text:p text:style-name="P45"><text:span text:style-name="T88">Used by permission.</text:span></text:p>
            <text:p text:style-name="P45"><text:span text:style-name="T88"/></text:p>
            <text:p text:style-name="P45"><text:span text:style-name="T88">Scripture quotations are from the ESV</text:span><text:span text:style-name="T89">®</text:span><text:span text:style-name="T88"> Bible</text:span></text:p>
            <text:p text:style-name="P45"><text:span text:style-name="T88">(The Holy Bible, English Standard Version</text:span><text:span text:style-name="T89">®</text:span><text:span text:style-name="T88">),</text:span></text:p>
            <text:p text:style-name="P45"><text:span text:style-name="T88">copyright © 2001 by Crossway,</text:span></text:p>
            <text:p text:style-name="P45"><text:span text:style-name="T88">a publishing ministry of Good News Publishers.</text:span></text:p>
            <text:p text:style-name="P45"><text:span text:style-name="T88"/></text:p>
            <text:p text:style-name="P45"><text:span text:style-name="T88">Used by permission.</text:span></text:p>
            <text:p text:style-name="P45"><text:span text:style-name="T88">All rights reserve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.276cm" svg:x="2.286cm" svg:y="4.064cm">
          <draw:text-box>
            <text:p text:style-name="P2"><text:span text:style-name="T1">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Segoe UI5" svg:font-family="'Segoe UI'"/>
    <style:font-face style:name="F" svg:font-family="" style:font-family-generic="roman"/>
    <style:font-face style:name="Arial2" svg:font-family="Arial" style:font-family-generic="swiss"/>
    <style:font-face style:name="Calibri1" svg:font-family="Calibri" style:font-family-generic="swiss"/>
    <style:font-face style:name="Segoe UI3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3" svg:font-family="Arial" style:font-pitch="variable"/>
    <style:font-face style:name="Copperplate Gothic Light1" svg:font-family="'Copperplate Gothic Light'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LSBSymbol1" svg:font-family="LSBSymbol" style:font-pitch="variable"/>
    <style:font-face style:name="MS Gothic" svg:font-family="'MS Gothic'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Minion Pro1" svg:font-family="'Minion Pro'" style:font-pitch="variable"/>
    <style:font-face style:name="Segoe UI2" svg:font-family="'Segoe U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1" svg:font-family="Times, 'Times New Roman'" style:font-pitch="variable"/>
    <style:font-face style:name="ヒラギノ角ゴ Pro W3" svg:font-family="'ヒラギノ角ゴ Pro W3'" style:font-pitch="variable"/>
    <style:font-face style:name="Gabriola" svg:font-family="Gabriola" style:font-family-generic="decorative" style:font-pitch="variable"/>
    <style:font-face style:name="Segoe UI Semibold2" svg:font-family="'Segoe UI Semibold'" style:font-family-generic="decorativ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pperplate Gothic Light" svg:font-family="'Copperplate Gothic Light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Gabriola1" svg:font-family="Gabriola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fill-image draw:name="Bitmap_20_106" draw:display-name="Bitmap 106" xlink:href="Pictures/1000000000000422000002533E8EC7F03EF86B4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text-align="start" style:text-autospace="none"/>
      <style:text-properties fo:text-transform="uppercase" style:font-name="Minion Pro" fo:font-family="'Minion Pro'" style:font-family-generic="roman" style:font-pitch="variable" fo:font-size="18pt" fo:language="en" fo:country="US" fo:font-style="italic" fo:font-weight="bold" style:font-name-asian="Minion Pro1" style:font-family-asian="'Minion Pro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Label_20_5" style:display-name="ListLabel 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size="1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superbold" style:family="graphic">
      <style:paragraph-properties style:text-autospace="none"/>
      <style:text-properties style:text-position="11% 58%" fo:font-weight="bold" style:font-name-asian="Times New Roman2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smallcapsboldital" style:family="graphic">
      <style:paragraph-properties style:text-autospace="none"/>
      <style:text-properties fo:font-variant="small-caps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smallcapsbold" style:family="graphic">
      <style:paragraph-properties style:text-autospace="none"/>
      <style:text-properties fo:font-variant="small-caps" fo:font-weight="bold" style:font-name-asian="Times New Roman2" style:font-family-asian="'Times New Roman'" style:font-pitch-asian="variable" style:font-weight-asian="bold" style:font-weight-complex="bold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1" style:font-family-asian="Courier, 'Courier New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style:use-window-font-color="true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red" style:family="graphic">
      <style:paragraph-properties style:text-autospace="none"/>
      <style:text-properties fo:color="#ff0000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caps" style:family="graphic">
      <style:paragraph-properties style:text-autospace="none"/>
      <style:text-properties fo:font-variant="small-caps"/>
    </style:style>
    <style:style style:name="sub" style:family="graphic">
      <style:paragraph-properties style:text-autospace="none"/>
      <style:text-properties style:text-position="-11% 58%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2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0pt" style:font-name-asian="Times New Roman2" style:font-family-asian="'Times New Roman'" style:font-pitch-asian="variable"/>
    </style:style>
    <style:style style:name="small-caps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indent-1-breaks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text" style:family="graphic" style:parent-style-name="standard">
      <style:graphic-properties draw:stroke="none" draw:fill="none"/>
    </style:style>
    <style:style style:name="woj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pternum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passage-display-version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passage-display-bcv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ntense_20_Quote_20_Char" style:display-name="Intense Quote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Times New Roman2" style:font-family-asian="'Times New Roman'" style:font-pitch-asian="variable" style:font-style-asian="italic" style:font-weight-asian="bold" style:font-style-complex="italic"/>
    </style:style>
    <style:style style:name="Strong" style:family="graphic">
      <style:paragraph-properties style:text-autospace="none"/>
      <style:text-properties style:font-name="Arial1" fo:font-family="Arial" style:font-family-generic="roman" style:font-pitch="variable" fo:font-size="12pt" fo:font-weight="bold" style:font-name-asian="Times New Roman2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text-transform="uppercase" fo:font-style="italic" fo:font-weight="bold" style:font-name-asian="Times New Roman2" style:font-family-asian="'Times New Roman'" style:font-pitch-asian="variable" style:font-size-asian="18pt" style:font-style-asian="italic" style:font-weight-asian="bold" style:font-style-complex="italic" style:font-weight-complex="bold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0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2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2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2" style:font-family-asian="'Times New Roman'" style:font-pitch-asian="variable" style:font-weight-asian="bold" style:font-weight-complex="bold"/>
    </style:style>
    <style:style style:name="Frame_20_Contents" style:display-name="Frame Contents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2" style:font-family-asian="'Times New Roman'" style:font-pitch-asian="variable" style:font-size-asian="10.5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first-line-none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nderlineitalic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fo:font-style="italic" style:text-underline-style="solid" style:text-underline-width="auto" style:text-underline-color="font-color" style:font-name-asian="Segoe UI2" style:font-family-asian="'Segoe UI'" style:font-pitch-asian="variable" style:font-size-asian="11pt" style:language-asian="he" style:country-asian="IL" style:font-style-asian="italic" style:font-style-complex="italic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Segoe UI2" style:font-family-asian="'Segoe UI'" style:font-pitch-asian="variable" style:font-size-asian="11pt" style:language-asian="he" style:country-asian="IL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2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top="0cm" fo:margin-bottom="0.249cm" fo:text-align="start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.5pt" style:language-asian="ar" style:country-asian="SA" style:font-weight-asian="bold"/>
    </style:style>
    <style:style style:name="spa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1.12cm" fo:margin-bottom="0cm" fo:text-align="start" style:text-autospace="none"/>
      <style:text-properties fo:text-transform="uppercase" style:font-name="Arial1" fo:font-family="Arial" style:font-family-generic="roman" style:font-pitch="variable" fo:font-size="12pt" fo:language="en" fo:country="US" fo:font-weight="bold" style:font-name-asian="Arial3" style:font-family-asian="Arial" style:font-pitch-asian="variable" style:font-size-asian="10pt" style:language-asian="ar" style:country-asian="SA" style:font-weight-asian="bold" style:font-weight-complex="bold"/>
    </style:style>
    <style:style style:name="h1sub" style:family="graphic">
      <style:paragraph-properties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ndorse" style:family="graphic">
      <style:paragraph-properties fo:margin-top="0.374cm" fo:margin-bottom="0cm" style:line-height-at-least="0.81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b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top="0.746cm" fo:margin-bottom="0.37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first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eprintline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indicia" style:family="graphic">
      <style:paragraph-properties fo:margin-top="0.125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outhead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headr" style:family="graphic">
      <style:paragraph-properties fo:margin-top="0cm" fo:margin-bottom="0.746cm" fo:text-align="end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rheadv" style:family="graphic">
      <style:paragraph-properties fo:margin-top="0cm" fo:margin-bottom="0.746cm" fo:text-align="start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xonom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olio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endorsetail" style:family="graphic">
      <style:paragraph-properties fo:margin-top="0.374cm" fo:margin-bottom="0.746cm" style:line-height-at-least="0.81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ale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top="0.746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tockinfo" style:family="graphic">
      <style:paragraph-properties fo:line-height="150%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available" style:family="graphic">
      <style:paragraph-properties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ag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top="0.497cm" fo:margin-bottom="0.187cm" fo:line-height="0.494cm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4pt" style:language-asian="ar" style:country-asian="SA"/>
    </style:style>
    <style:style style:name="figsub" style:family="graphic">
      <style:paragraph-properties fo:margin-top="0.497cm" fo:margin-bottom="0.187cm" fo:line-height="0.49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4pt" style:language-asian="ar" style:country-asian="SA"/>
    </style:style>
    <style:style style:name="tablenote" style:family="graphic">
      <style:paragraph-properties fo:margin-top="0.746cm" fo:margin-bottom="0cm" fo:text-align="justify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last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data" style:family="graphic">
      <style:paragraph-properties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first" style:family="graphic">
      <style:paragraph-properties fo:margin-top="0.374cm" fo:margin-bottom="0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sub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top="0.497cm" fo:margin-bottom="0.187cm" fo:line-height="0.494cm" fo:text-align="start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top="0cm" fo:margin-bottom="0.374cm"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3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top="0cm" fo:margin-bottom="0.374cm" fo:line-height="115%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cm" fo:line-height="115%" fo:text-align="start" fo:text-indent="-1.12cm" style:text-autospace="none"/>
      <style:text-properties style:use-window-font-color="true" fo:language="en" fo:country="US" style:letter-kerning="true" style:font-name-asian="F" style:font-family-generic-asian="roman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use-window-font-color="true" fo:language="en" fo:country="US" style:letter-kerning="true" style:font-name-asian="F" style:font-family-generic-asian="roman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indexsub" style:family="graphic">
      <style:paragraph-properties fo:margin-top="0.374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top="0.746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cap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q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head" style:family="graphic">
      <style:paragraph-properties fo:margin-top="0.374cm" fo:margin-bottom="0.249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dnot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n" style:family="graphic">
      <style:paragraph-properties fo:margin-top="0.062cm" fo:margin-bottom="0.125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top="0.062cm" fo:margin-bottom="0.062cm" fo:text-align="justify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top="0.374cm" fo:margin-bottom="0.37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head" style:family="graphic">
      <style:paragraph-properties fo:margin-top="0.746cm" fo:margin-bottom="0.436cm" style:line-height-at-least="0.81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ansblank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ans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estion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diasingle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dia" style:family="graphic">
      <style:paragraph-properties fo:margin-top="0.374cm" fo:margin-bottom="0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diafirst" style:family="graphic">
      <style:paragraph-properties fo:margin-top="0.374cm" fo:margin-bottom="0cm"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dialast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par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tradd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addfirst" style:family="graphic">
      <style:paragraph-properties fo:margin-top="0.746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ltrdate" style:family="graphic">
      <style:paragraph-properties fo:margin-top="0.374cm" fo:margin-bottom="0.374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datefirst" style:family="graphic">
      <style:paragraph-properties fo:margin-top="0.374cm" fo:margin-bottom="0cm" fo:text-align="end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1" fo:font-family="Arial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right" style:family="graphic">
      <style:paragraph-properties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center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h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5aft" style:family="graphic">
      <style:paragraph-properties fo:margin-top="0.497cm" fo:margin-bottom="0.187cm" style:line-height-at-least="0.81cm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top="0.497cm" fo:margin-bottom="0.187cm" style:line-height-at-least="0.8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top="0.746cm" fo:margin-bottom="0.187cm" fo:line-height="0.494cm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aubio" style:family="graphic">
      <style:paragraph-properties fo:line-height="115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au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s" style:family="graphic">
      <style:paragraph-properties fo:margin-top="0.746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erau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kau" style:family="graphic">
      <style:paragraph-properties fo:margin-top="2.614cm" fo:margin-bottom="0cm" fo:line-height="150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er" style:family="graphic">
      <style:paragraph-properties fo:margin-top="0cm" fo:margin-bottom="0.374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erh1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ertitle" style:family="graphic">
      <style:paragraph-properties fo:margin-top="1.12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iplast" style:family="graphic">
      <style:paragraph-properties fo:margin-top="0.187cm" fo:margin-bottom="0.374cm" fo:text-align="start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" style:family="graphic">
      <style:paragraph-properties fo:margin-top="0.187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2" style:family="graphic">
      <style:paragraph-properties fo:margin-top="0.374cm" fo:margin-bottom="0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kau1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left" style:family="graphic">
      <style:paragraph-properties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n" style:family="graphic">
      <style:paragraph-properties fo:margin-top="0cm" fo:margin-bottom="0.746cm" fo:line-height="0.494cm" fo:text-align="center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top="0cm" fo:margin-bottom="0.746cm" fo:line-height="0.494cm"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redi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 style:font-weight-asian="bold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galler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ochead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F" style:font-family-generic-asian="roman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indexhead" style:family="graphic">
      <style:paragraph-properties fo:margin-top="0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trgreet" style:family="graphic">
      <style:paragraph-properties fo:margin-top="0.746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kcall" style:family="graphic">
      <style:paragraph-properties fo:margin-top="4.106cm" fo:margin-bottom="0cm" fo:text-align="center" style:text-autospace="none"/>
      <style:text-properties fo:font-variant="small-caps" style:font-name="Minion Pro" fo:font-family="'Minion Pro'" style:font-family-generic="roman" style:font-pitch="variable" fo:font-size="2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ktitle" style:family="graphic">
      <style:paragraph-properties fo:margin-top="4.106cm" fo:margin-bottom="0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ignum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media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filenam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Revision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ourier New" style:font-family-asian="'Courier New'" style:font-pitch-asian="variable" style:font-size-asian="11pt" style:language-asian="ar" style:country-asian="SA"/>
    </style:style>
    <style:style style:name="body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ksubtitle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ksubtitle1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F" style:font-family-generic-asian="roman" style:font-size-asian="12pt" style:language-asian="ar" style:country-asian="SA"/>
    </style:style>
    <style:style style:name="bksubtitle2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F" style:font-family-generic-asian="roman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top="0cm" fo:margin-bottom="0.374cm" fo:line-height="115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2.24cm"/>
          <style:tab-stop style:position="4.48cm"/>
          <style:tab-stop style:position="6.72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tablesubhead" style:family="graphic">
      <style:paragraph-properties fo:margin-top="0cm" fo:margin-bottom="0.374cm" style:line-height-at-least="0.995cm" fo:text-align="center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Arial3" style:font-family-asian="Arial" style:font-pitch-asian="variable" style:font-size-asian="8pt" style:language-asian="ar" style:country-asian="SA"/>
    </style:style>
    <style:style style:name="artnote" style:family="graphic">
      <style:paragraph-properties fo:line-height="150%" fo:text-align="justify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indiciacenter" style:family="graphic">
      <style:paragraph-properties fo:margin-top="0.125cm" fo:margin-bottom="0.374cm" fo:text-align="center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ded" style:family="graphic">
      <style:paragraph-properties fo:margin-top="1.12cm" fo:margin-bottom="2.98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table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Arial3" style:font-family-asian="Arial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khalftitle" style:family="graphic">
      <style:paragraph-properties fo:margin-top="0.746cm" fo:margin-bottom="0.746cm" style:line-height-at-least="1.058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ip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Footer" style:family="graphic">
      <style:paragraph-properties fo:margin-top="0cm" fo:margin-bottom="0.374cm" fo:text-align="start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26.882cm" style:type="right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0pt" style:language-asian="ar" style:country-asian="SA"/>
    </style:style>
    <style:style style:name="line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he" style:country-asian="IL"/>
    </style:style>
    <style:style style:name="chapter-1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fo:language="en" fo:country="US" style:font-name-asian="Tahoma1" style:font-family-asian="Tahoma" style:font-pitch-asian="variable" style:font-size-asian="8pt" style:language-asian="ar" style:country-asian="SA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3" style:font-family-asian="Arial" style:font-pitch-asian="variable" style:font-size-asian="10pt" style:language-asian="ar" style:country-asian="SA" style:font-style-asian="italic" style:font-weight-asian="bold" style:font-style-complex="italic"/>
    </style:style>
    <style:style style:name="No_20_Spacing" style:display-name="No Spacing" style:family="graphic">
      <style:paragraph-properties fo:text-align="start" style:text-autospace="none"/>
      <style:text-properties style:use-window-font-color="true" style:font-name="Arial1" fo:font-family="Arial" style:font-family-generic="roman" style:font-pitch="variable" fo:font-size="10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style:font-name="Arial1" fo:font-family="Arial" style:font-family-generic="roman" style:font-pitch="variable" fo:font-size="8pt" fo:language="en" fo:country="US" style:letter-kerning="true" style:font-name-asian="Arial3" style:font-family-asian="Arial" style:font-pitch-asian="variable" style:font-size-asian="8pt" style:language-asian="ar" style:country-asian="SA"/>
    </style:style>
    <style:style style:name="heading_20_4_2c_Heading_20_4_20_DO_20_NOT_20_USE" style:display-name="heading 4,Heading 4 DO NOT USE" style:family="graphic">
      <style:paragraph-properties fo:margin-top="0.623cm" fo:margin-bottom="0cm" fo:text-align="start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Times New Roman2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 New Roman2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 New Roman2" style:font-family-asian="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top="1.494cm" fo:margin-bottom="0cm" fo:text-align="start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Times New Roman2" style:font-family-asian="'Times New Roman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9:34:29.606000000</meta:creation-date>
    <dc:title>Lent</dc:title>
    <meta:editing-duration>PT26M52S</meta:editing-duration>
    <meta:editing-cycles>9</meta:editing-cycles>
    <meta:generator>LibreOffice/6.1.5.2$Windows_X86_64 LibreOffice_project/90f8dcf33c87b3705e78202e3df5142b201bd805</meta:generator>
    <dc:date>2019-03-12T12:58:07.300000000</dc:date>
    <meta:document-statistic meta:object-count="732"/>
  </office:meta>
</office:document-meta>
</file>